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3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5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style:text-underline-style="none" fo:font-weight="bold" style:font-weight-asian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normal" style:font-style-asian="normal" style:font-style-complex="normal"/>
    </style:style>
    <style:style style:name="T28" style:family="text">
      <style:text-properties style:text-position="sub 58%" fo:language="ru" fo:country="RU" fo:font-style="normal" style:font-style-asian="normal" style:font-style-complex="normal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-complex="Ari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7" style:family="text">
      <style:text-properties style:text-position="0% 100%" fo:letter-spacing="0.0138in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8" style:family="text">
      <style:text-properties style:text-position="0% 100%" fo:letter-spacing="0.0138in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9" style:family="text">
      <style:text-properties style:text-position="0% 100%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40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41" style:family="text">
      <style:text-properties fo:font-size="10pt" style:font-size-asian="10pt" style:language-asian="zh" style:country-asian="TW" style:font-size-complex="10pt"/>
    </style:style>
    <style:style style:name="T42" style:family="text">
      <style:text-properties style:font-name="Symbol" fo:language="en" fo:country="US" style:font-name-complex="Symbol"/>
    </style:style>
    <style:style style:name="T43" style:family="text">
      <style:text-properties style:text-position="super 58%" fo:font-style="italic" style:font-style-asian="italic" style:font-style-complex="italic"/>
    </style:style>
    <style:style style:name="T44" style:family="text">
      <style:text-properties fo:language="en" fo:country="none"/>
    </style:style>
    <style:style style:name="T45" style:family="text">
      <style:text-properties fo:letter-spacing="0.0138in" fo:language="en" fo:country="US" style:text-underline-style="solid" style:text-underline-width="auto" style:text-underline-color="font-color" fo:font-weight="bold" fo:background-color="#ffff00" style:font-weight-asian="bold"/>
    </style:style>
    <style:style style:name="T4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4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normal"/>
    </style:style>
    <style:style style:name="T50" style:family="text">
      <style:text-properties fo:letter-spacing="0.0138in" fo:language="en" fo:country="US" style:text-underline-style="solid" style:text-underline-width="auto" style:text-underline-color="font-color" fo:font-weight="bold" style:font-weight-asian="bold" style:font-weight-complex="normal"/>
    </style:style>
    <style:style style:name="T51" style:family="text">
      <style:text-properties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2" style:family="text">
      <style:text-properties fo:letter-spacing="0.0138in" style:text-underline-style="solid" style:text-underline-width="auto" style:text-underline-color="font-color" fo:font-weight="bold" fo:background-color="#ffff00" style:font-weight-asian="bold"/>
    </style:style>
    <style:style style:name="T53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54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55" style:family="text">
      <style:text-properties fo:letter-spacing="0.0138in" fo:language="ru" fo:country="RU" style:text-underline-style="solid" style:text-underline-width="auto" style:text-underline-color="font-color" fo:font-weight="bold" fo:background-color="#ffff00" style:font-weight-asian="bold"/>
    </style:style>
    <style:style style:name="T56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38">CALIBRATION CERTIFICATE</text:p>
      <text:p text:style-name="P19"/>
      <text:p text:style-name="P36"><text:span text:style-name="T7">Type:</text:span><text:span text:style-name="T8"> </text:span><text:span text:style-name="T9">Personal dosimeter AT3509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з/н: <text:span text:style-name="T33"><text:s/></text:span><text:span text:style-name="T23">$</text:span><text:span text:style-name="T15">allSerial </text:span></text:p>
      <text:p text:style-name="P8"/>
      <text:p text:style-name="P7">Measurement limits:</text:p>
      <text:p text:style-name="P49"><text:span text:style-name="T16">0.1 </text:span><text:span text:style-name="T17"></text:span><text:span text:style-name="T16">Sv/h – 1.0 Sv/h</text:span></text:p>
      <text:p text:style-name="P9"/>
      <text:p text:style-name="P7">Measurement error:</text:p>
      <text:p text:style-name="P5"><text:span text:style-name="T47">0.1 </text:span><text:span text:style-name="T48"></text:span><text:span text:style-name="T47">Sv/h – 0.99 </text:span><text:span text:style-name="T48"></text:span><text:span text:style-name="T47">Sv/h – </text:span><text:span text:style-name="T53">±</text:span><text:span text:style-name="T46">30</text:span><text:span text:style-name="T54">%</text:span><text:span text:style-name="T56">, </text:span></text:p>
      <text:p text:style-name="P5"><text:span text:style-name="T47">1 </text:span><text:span text:style-name="T48"></text:span><text:span text:style-name="T47">Sv/h – 1 Sv/h – </text:span><text:span text:style-name="T49">±15</text:span><text:span text:style-name="T50">%</text:span></text:p>
      <text:p text:style-name="P5"/>
      <text:p text:style-name="P7">Operating conditions:</text:p>
      <text:list xml:id="list3830179874994835521" text:style-name="L1">
        <text:list-item>
          <text:p text:style-name="P51"><text:span text:style-name="T19">Air temperature<text:tab/></text:span><text:span text:style-name="T32"><text:tab/><text:tab/><text:tab/>+</text:span><text:span text:style-name="T19">$temp</text:span><text:span text:style-name="T32"> °</text:span><text:span text:style-name="T19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39"><text:span text:style-name="Знак_20_примечания"><text:span text:style-name="T41">$facility_13+11eng;</text:span></text:span></text:p>
      <text:p text:style-name="P39"><text:span text:style-name="Знак_20_примечания"><text:span text:style-name="T41"/></text:span></text:p>
      <text:p text:style-name="P20"><text:span text:style-name="T1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1.B2" office:value-type="string">
            <text:p text:style-name="P45">Radia-tion source <text:s/>number</text:p>
          </table:table-cell>
          <table:table-cell table:style-name="t1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1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1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1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1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1.A3" office:value-type="string">
            <text:p text:style-name="P34">Background</text:p>
          </table:table-cell>
          <table:table-cell table:style-name="t1.B3" office:value-type="string">
            <text:p text:style-name="P30">---</text:p>
          </table:table-cell>
          <table:table-cell table:style-name="t1.B3" office:value-type="string">
            <text:p text:style-name="P12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8"/>
            </text:section>
          </table:table-cell>
          <table:table-cell table:style-name="t1.B3" office:value-type="string">
            <text:p text:style-name="P12">$1-av-bg</text:p>
          </table:table-cell>
          <table:table-cell table:style-name="t1.B3" office:value-type="string">
            <text:p text:style-name="P12">---</text:p>
          </table:table-cell>
          <table:table-cell table:style-name="t1.B3" office:value-type="string">
            <text:p text:style-name="P12">---</text:p>
          </table:table-cell>
          <table:table-cell table:style-name="t1.B3" office:value-type="string">
            <text:p text:style-name="P12">---</text:p>
          </table:table-cell>
          <table:table-cell table:style-name="t1.I3" office:value-type="string">
            <text:p text:style-name="P13">---</text:p>
          </table:table-cell>
        </table:table-row>
        <table:table-row>
          <table:table-cell table:style-name="t1.A3" office:value-type="string">
            <text:p text:style-name="P11">0.80 Sv/h</text:p>
          </table:table-cell>
          <table:table-cell table:style-name="t1.B3" office:value-type="string">
            <text:p text:style-name="P12">$1-n0</text:p>
          </table:table-cell>
          <table:table-cell table:style-name="t1.B3" office:value-type="string">
            <text:p text:style-name="P12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2">$1-av0</text:p>
          </table:table-cell>
          <table:table-cell table:style-name="t1.B3" office:value-type="string">
            <text:p text:style-name="P12">$1-o0</text:p>
          </table:table-cell>
          <table:table-cell table:style-name="t1.B3" office:value-type="string">
            <text:p text:style-name="P12">$1-q0</text:p>
          </table:table-cell>
          <table:table-cell table:style-name="t1.B3" office:value-type="string">
            <text:p text:style-name="P12">$1-do0</text:p>
          </table:table-cell>
          <table:table-cell table:style-name="t1.I3" office:value-type="string">
            <text:p text:style-name="P11">±30</text:p>
          </table:table-cell>
        </table:table-row>
        <table:table-row>
          <table:table-cell table:style-name="t1.A3" office:value-type="string">
            <text:p text:style-name="P11">4.0 mSv/h</text:p>
          </table:table-cell>
          <table:table-cell table:style-name="t1.B3" office:value-type="string">
            <text:p text:style-name="P12">$1-n1</text:p>
          </table:table-cell>
          <table:table-cell table:style-name="t1.B3" office:value-type="string">
            <text:p text:style-name="P12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2">$1-av1</text:p>
          </table:table-cell>
          <table:table-cell table:style-name="t1.B3" office:value-type="string">
            <text:p text:style-name="P12">$1-o1</text:p>
          </table:table-cell>
          <table:table-cell table:style-name="t1.B3" office:value-type="string">
            <text:p text:style-name="P12">$1-q1</text:p>
          </table:table-cell>
          <table:table-cell table:style-name="t1.B3" office:value-type="string">
            <text:p text:style-name="P12">$1-do1</text:p>
          </table:table-cell>
          <table:table-cell table:style-name="t1.I3" office:value-type="string">
            <text:p text:style-name="P11">±<text:span text:style-name="T21">15</text:span></text:p>
          </table:table-cell>
        </table:table-row>
        <table:table-row>
          <table:table-cell table:style-name="t1.A6" office:value-type="string">
            <text:p text:style-name="P11"><text:span text:style-name="T13">800.0</text:span> mSv/h</text:p>
          </table:table-cell>
          <table:table-cell table:style-name="t1.B6" office:value-type="string">
            <text:p text:style-name="P12">$1-n2</text:p>
          </table:table-cell>
          <table:table-cell table:style-name="t1.B6" office:value-type="string">
            <text:p text:style-name="P12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6" office:value-type="string">
            <text:p text:style-name="P12">$1-av2</text:p>
          </table:table-cell>
          <table:table-cell table:style-name="t1.B6" office:value-type="string">
            <text:p text:style-name="P12">$1-o2</text:p>
          </table:table-cell>
          <table:table-cell table:style-name="t1.B6" office:value-type="string">
            <text:p text:style-name="P12">$1-q2</text:p>
          </table:table-cell>
          <table:table-cell table:style-name="t1.B6" office:value-type="string">
            <text:p text:style-name="P12">$1-do2</text:p>
          </table:table-cell>
          <table:table-cell table:style-name="t1.I6" office:value-type="string">
            <text:p text:style-name="P11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Actual dose value</text:span><text:span text:style-name="T1">,</text:span>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1.B2" table:number-rows-spanned="2" office:value-type="string">
            <text:p text:style-name="P45">Radiation source <text:s/>number</text:p>
          </table:table-cell>
          <table:table-cell table:style-name="s1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1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1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1">4.0 mSv/h</text:p>
          </table:table-cell>
          <table:table-cell table:style-name="s1.B4" office:value-type="string">
            <text:p text:style-name="P12">$1-<text:span text:style-name="T13">dn</text:span></text:p>
          </table:table-cell>
          <table:table-cell table:style-name="s1.B4" office:value-type="string">
            <text:p text:style-name="P18"><text:s text:c="2"/>$1-dd <text:s/></text:p>
            <text:p text:style-name="P14">180c</text:p>
          </table:table-cell>
          <table:table-cell table:style-name="s1.B4" office:value-type="string">
            <text:p text:style-name="P12">$1-d_dev</text:p>
          </table:table-cell>
          <table:table-cell table:style-name="s1.B4" office:value-type="string">
            <text:p text:style-name="P12">$1-dose</text:p>
          </table:table-cell>
          <table:table-cell table:style-name="s1.B4" office:value-type="string">
            <text:p text:style-name="P12">$1-d_res</text:p>
          </table:table-cell>
          <table:table-cell table:style-name="s1.B4" office:value-type="string">
            <text:p text:style-name="P12">$1-o_pog</text:p>
          </table:table-cell>
          <table:table-cell table:style-name="s1.B4" office:value-type="string">
            <text:p text:style-name="P12">$1-d_gran</text:p>
          </table:table-cell>
          <table:table-cell table:style-name="s1.I4" office:value-type="string">
            <text:p text:style-name="P11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2.B2" office:value-type="string">
            <text:p text:style-name="P45">Radia-tion source <text:s/>number</text:p>
          </table:table-cell>
          <table:table-cell table:style-name="t2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2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2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2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2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2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2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2.A3" office:value-type="string">
            <text:p text:style-name="P34">Background</text:p>
          </table:table-cell>
          <table:table-cell table:style-name="t2.B3" office:value-type="string">
            <text:p text:style-name="P30">---</text:p>
          </table:table-cell>
          <table:table-cell table:style-name="t2.B3" office:value-type="string">
            <text:p text:style-name="P12">$2-d0</text:p>
          </table:table-cell>
          <table:table-cell table:style-name="t2.D3" office:value-type="string">
            <text:section text:style-name="Sect1" text:name="Раздел6">
              <text:p text:style-name="P30">$2-bg0</text:p>
              <text:p text:style-name="P30">$2-bg1</text:p>
              <text:p text:style-name="P30">$2-bg2</text:p>
              <text:p text:style-name="P30">$2-bg3</text:p>
              <text:p text:style-name="P30">$2-bg4</text:p>
              <text:p text:style-name="P30">$2-bg5</text:p>
              <text:p text:style-name="P30">$2-bg6</text:p>
              <text:p text:style-name="P30">$2-bg7</text:p>
              <text:p text:style-name="P28"/>
            </text:section>
          </table:table-cell>
          <table:table-cell table:style-name="t2.B3" office:value-type="string">
            <text:p text:style-name="P12">$2-av-bg</text:p>
          </table:table-cell>
          <table:table-cell table:style-name="t2.B3" office:value-type="string">
            <text:p text:style-name="P12">---</text:p>
          </table:table-cell>
          <table:table-cell table:style-name="t2.B3" office:value-type="string">
            <text:p text:style-name="P12">---</text:p>
          </table:table-cell>
          <table:table-cell table:style-name="t2.B3" office:value-type="string">
            <text:p text:style-name="P12">---</text:p>
          </table:table-cell>
          <table:table-cell table:style-name="t2.I3" office:value-type="string">
            <text:p text:style-name="P13">---</text:p>
          </table:table-cell>
        </table:table-row>
        <table:table-row>
          <table:table-cell table:style-name="t2.A3" office:value-type="string">
            <text:p text:style-name="P11">0.80 Sv/h</text:p>
          </table:table-cell>
          <table:table-cell table:style-name="t2.B3" office:value-type="string">
            <text:p text:style-name="P12">$2-n0</text:p>
          </table:table-cell>
          <table:table-cell table:style-name="t2.B3" office:value-type="string">
            <text:p text:style-name="P12">$2-d0</text:p>
          </table:table-cell>
          <table:table-cell table:style-name="t2.D3" office:value-type="string">
            <text:section text:style-name="Sect1" text:name="Раздел7">
              <text:p text:style-name="P30">$2-m00</text:p>
              <text:p text:style-name="P30">$2-m01</text:p>
              <text:p text:style-name="P30">$2-m02</text:p>
              <text:p text:style-name="P30">$2-m03</text:p>
              <text:p text:style-name="P30">$2-m04</text:p>
              <text:p text:style-name="P30">$2-m05</text:p>
              <text:p text:style-name="P30">$2-m06</text:p>
              <text:p text:style-name="P30">$2-m07</text:p>
              <text:p text:style-name="P30"/>
            </text:section>
          </table:table-cell>
          <table:table-cell table:style-name="t2.B3" office:value-type="string">
            <text:p text:style-name="P12">$2-av0</text:p>
          </table:table-cell>
          <table:table-cell table:style-name="t2.B3" office:value-type="string">
            <text:p text:style-name="P12">$2-o0</text:p>
          </table:table-cell>
          <table:table-cell table:style-name="t2.B3" office:value-type="string">
            <text:p text:style-name="P12">$2-q0</text:p>
          </table:table-cell>
          <table:table-cell table:style-name="t2.B3" office:value-type="string">
            <text:p text:style-name="P12">$2-do0</text:p>
          </table:table-cell>
          <table:table-cell table:style-name="t2.I3" office:value-type="string">
            <text:p text:style-name="P11">±30</text:p>
          </table:table-cell>
        </table:table-row>
        <table:table-row>
          <table:table-cell table:style-name="t2.A3" office:value-type="string">
            <text:p text:style-name="P11">4.0 mSv/h</text:p>
          </table:table-cell>
          <table:table-cell table:style-name="t2.B3" office:value-type="string">
            <text:p text:style-name="P12">$2-n1</text:p>
          </table:table-cell>
          <table:table-cell table:style-name="t2.B3" office:value-type="string">
            <text:p text:style-name="P12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0">$2-m11</text:p>
              <text:p text:style-name="P30">$2-m12</text:p>
              <text:p text:style-name="P30">$2-m13</text:p>
              <text:p text:style-name="P30">$2-m14</text:p>
            </text:section>
          </table:table-cell>
          <table:table-cell table:style-name="t2.B3" office:value-type="string">
            <text:p text:style-name="P12">$2-av1</text:p>
          </table:table-cell>
          <table:table-cell table:style-name="t2.B3" office:value-type="string">
            <text:p text:style-name="P12">$2-o1</text:p>
          </table:table-cell>
          <table:table-cell table:style-name="t2.B3" office:value-type="string">
            <text:p text:style-name="P12">$2-q1</text:p>
          </table:table-cell>
          <table:table-cell table:style-name="t2.B3" office:value-type="string">
            <text:p text:style-name="P12">$2-do1</text:p>
          </table:table-cell>
          <table:table-cell table:style-name="t2.I3" office:value-type="string">
            <text:p text:style-name="P11">±<text:span text:style-name="T21">15</text:span></text:p>
          </table:table-cell>
        </table:table-row>
        <table:table-row>
          <table:table-cell table:style-name="t2.A6" office:value-type="string">
            <text:p text:style-name="P11"><text:span text:style-name="T13">800.0</text:span> mSv/h</text:p>
          </table:table-cell>
          <table:table-cell table:style-name="t2.B6" office:value-type="string">
            <text:p text:style-name="P12">$2-n2</text:p>
          </table:table-cell>
          <table:table-cell table:style-name="t2.B6" office:value-type="string">
            <text:p text:style-name="P12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0">$2-m21</text:p>
              <text:p text:style-name="P30">$2-m22</text:p>
              <text:p text:style-name="P30">$2-m23</text:p>
              <text:p text:style-name="P30">$2-m24</text:p>
            </text:section>
          </table:table-cell>
          <table:table-cell table:style-name="t2.B6" office:value-type="string">
            <text:p text:style-name="P12">$2-av2</text:p>
          </table:table-cell>
          <table:table-cell table:style-name="t2.B6" office:value-type="string">
            <text:p text:style-name="P12">$2-o2</text:p>
          </table:table-cell>
          <table:table-cell table:style-name="t2.B6" office:value-type="string">
            <text:p text:style-name="P12">$2-q2</text:p>
          </table:table-cell>
          <table:table-cell table:style-name="t2.B6" office:value-type="string">
            <text:p text:style-name="P12">$2-do2</text:p>
          </table:table-cell>
          <table:table-cell table:style-name="t2.I6" office:value-type="string">
            <text:p text:style-name="P11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2.B2" table:number-rows-spanned="2" office:value-type="string">
            <text:p text:style-name="P45">Radiation source <text:s/>number</text:p>
          </table:table-cell>
          <table:table-cell table:style-name="s2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2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2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2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2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2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1">4.0 mSv/h</text:p>
          </table:table-cell>
          <table:table-cell table:style-name="s2.B4" office:value-type="string">
            <text:p text:style-name="P12">$2-<text:span text:style-name="T13">dn</text:span></text:p>
          </table:table-cell>
          <table:table-cell table:style-name="s2.B4" office:value-type="string">
            <text:p text:style-name="P18"><text:s text:c="2"/>$2-dd <text:s/></text:p>
            <text:p text:style-name="P14">180c</text:p>
          </table:table-cell>
          <table:table-cell table:style-name="s2.B4" office:value-type="string">
            <text:p text:style-name="P12">$2-d_dev</text:p>
          </table:table-cell>
          <table:table-cell table:style-name="s2.B4" office:value-type="string">
            <text:p text:style-name="P12">$2-dose</text:p>
          </table:table-cell>
          <table:table-cell table:style-name="s2.B4" office:value-type="string">
            <text:p text:style-name="P12">$2-d_res</text:p>
          </table:table-cell>
          <table:table-cell table:style-name="s2.B4" office:value-type="string">
            <text:p text:style-name="P12">$2-o_pog</text:p>
          </table:table-cell>
          <table:table-cell table:style-name="s2.B4" office:value-type="string">
            <text:p text:style-name="P12">$2-d_gran</text:p>
          </table:table-cell>
          <table:table-cell table:style-name="s2.I4" office:value-type="string">
            <text:p text:style-name="P11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3.B2" office:value-type="string">
            <text:p text:style-name="P45">Radia-tion source <text:s/>number</text:p>
          </table:table-cell>
          <table:table-cell table:style-name="t3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3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3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3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3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3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3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3.A3" office:value-type="string">
            <text:p text:style-name="P34">Background</text:p>
          </table:table-cell>
          <table:table-cell table:style-name="t3.B3" office:value-type="string">
            <text:p text:style-name="P30">---</text:p>
          </table:table-cell>
          <table:table-cell table:style-name="t3.B3" office:value-type="string">
            <text:p text:style-name="P12">$3-d0</text:p>
          </table:table-cell>
          <table:table-cell table:style-name="t3.D3" office:value-type="string">
            <text:section text:style-name="Sect1" text:name="Раздел11">
              <text:p text:style-name="P30">$3-bg0</text:p>
              <text:p text:style-name="P30">$3-bg1</text:p>
              <text:p text:style-name="P30">$3-bg2</text:p>
              <text:p text:style-name="P30">$3-bg3</text:p>
              <text:p text:style-name="P30">$3-bg4</text:p>
              <text:p text:style-name="P30">$3-bg5</text:p>
              <text:p text:style-name="P30">$3-bg6</text:p>
              <text:p text:style-name="P30">$3-bg7</text:p>
              <text:p text:style-name="P28"/>
            </text:section>
          </table:table-cell>
          <table:table-cell table:style-name="t3.B3" office:value-type="string">
            <text:p text:style-name="P12">$3-av-bg</text:p>
          </table:table-cell>
          <table:table-cell table:style-name="t3.B3" office:value-type="string">
            <text:p text:style-name="P12">---</text:p>
          </table:table-cell>
          <table:table-cell table:style-name="t3.B3" office:value-type="string">
            <text:p text:style-name="P12">---</text:p>
          </table:table-cell>
          <table:table-cell table:style-name="t3.B3" office:value-type="string">
            <text:p text:style-name="P12">---</text:p>
          </table:table-cell>
          <table:table-cell table:style-name="t3.I3" office:value-type="string">
            <text:p text:style-name="P13">---</text:p>
          </table:table-cell>
        </table:table-row>
        <table:table-row>
          <table:table-cell table:style-name="t3.A3" office:value-type="string">
            <text:p text:style-name="P11">0.80 Sv/h</text:p>
          </table:table-cell>
          <table:table-cell table:style-name="t3.B3" office:value-type="string">
            <text:p text:style-name="P12">$3-n0</text:p>
          </table:table-cell>
          <table:table-cell table:style-name="t3.B3" office:value-type="string">
            <text:p text:style-name="P12">$3-d0</text:p>
          </table:table-cell>
          <table:table-cell table:style-name="t3.D3" office:value-type="string">
            <text:section text:style-name="Sect1" text:name="Раздел12">
              <text:p text:style-name="P30">$3-m00</text:p>
              <text:p text:style-name="P30">$3-m01</text:p>
              <text:p text:style-name="P30">$3-m02</text:p>
              <text:p text:style-name="P30">$3-m03</text:p>
              <text:p text:style-name="P30">$3-m04</text:p>
              <text:p text:style-name="P30">$3-m05</text:p>
              <text:p text:style-name="P30">$3-m06</text:p>
              <text:p text:style-name="P30">$3-m07</text:p>
              <text:p text:style-name="P30"/>
            </text:section>
          </table:table-cell>
          <table:table-cell table:style-name="t3.B3" office:value-type="string">
            <text:p text:style-name="P12">$3-av0</text:p>
          </table:table-cell>
          <table:table-cell table:style-name="t3.B3" office:value-type="string">
            <text:p text:style-name="P12">$3-o0</text:p>
          </table:table-cell>
          <table:table-cell table:style-name="t3.B3" office:value-type="string">
            <text:p text:style-name="P12">$3-q0</text:p>
          </table:table-cell>
          <table:table-cell table:style-name="t3.B3" office:value-type="string">
            <text:p text:style-name="P12">$3-do0</text:p>
          </table:table-cell>
          <table:table-cell table:style-name="t3.I3" office:value-type="string">
            <text:p text:style-name="P11">±30</text:p>
          </table:table-cell>
        </table:table-row>
        <table:table-row>
          <table:table-cell table:style-name="t3.A3" office:value-type="string">
            <text:p text:style-name="P11">4.0 mSv/h</text:p>
          </table:table-cell>
          <table:table-cell table:style-name="t3.B3" office:value-type="string">
            <text:p text:style-name="P12">$3-n1</text:p>
          </table:table-cell>
          <table:table-cell table:style-name="t3.B3" office:value-type="string">
            <text:p text:style-name="P12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0">$3-m11</text:p>
              <text:p text:style-name="P30">$3-m12</text:p>
              <text:p text:style-name="P30">$3-m13</text:p>
              <text:p text:style-name="P30">$3-m14</text:p>
            </text:section>
          </table:table-cell>
          <table:table-cell table:style-name="t3.B3" office:value-type="string">
            <text:p text:style-name="P12">$3-av1</text:p>
          </table:table-cell>
          <table:table-cell table:style-name="t3.B3" office:value-type="string">
            <text:p text:style-name="P12">$3-o1</text:p>
          </table:table-cell>
          <table:table-cell table:style-name="t3.B3" office:value-type="string">
            <text:p text:style-name="P12">$3-q1</text:p>
          </table:table-cell>
          <table:table-cell table:style-name="t3.B3" office:value-type="string">
            <text:p text:style-name="P12">$3-do1</text:p>
          </table:table-cell>
          <table:table-cell table:style-name="t3.I3" office:value-type="string">
            <text:p text:style-name="P11">±<text:span text:style-name="T21">15</text:span></text:p>
          </table:table-cell>
        </table:table-row>
        <table:table-row>
          <table:table-cell table:style-name="t3.A6" office:value-type="string">
            <text:p text:style-name="P11"><text:span text:style-name="T13">800.0</text:span> mSv/h</text:p>
          </table:table-cell>
          <table:table-cell table:style-name="t3.B6" office:value-type="string">
            <text:p text:style-name="P12">$3-n2</text:p>
          </table:table-cell>
          <table:table-cell table:style-name="t3.B6" office:value-type="string">
            <text:p text:style-name="P12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0">$3-m21</text:p>
              <text:p text:style-name="P30">$3-m22</text:p>
              <text:p text:style-name="P30">$3-m23</text:p>
              <text:p text:style-name="P30">$3-m24</text:p>
            </text:section>
          </table:table-cell>
          <table:table-cell table:style-name="t3.B6" office:value-type="string">
            <text:p text:style-name="P12">$3-av2</text:p>
          </table:table-cell>
          <table:table-cell table:style-name="t3.B6" office:value-type="string">
            <text:p text:style-name="P12">$3-o2</text:p>
          </table:table-cell>
          <table:table-cell table:style-name="t3.B6" office:value-type="string">
            <text:p text:style-name="P12">$3-q2</text:p>
          </table:table-cell>
          <table:table-cell table:style-name="t3.B6" office:value-type="string">
            <text:p text:style-name="P12">$3-do2</text:p>
          </table:table-cell>
          <table:table-cell table:style-name="t3.I6" office:value-type="string">
            <text:p text:style-name="P11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3.B2" table:number-rows-spanned="2" office:value-type="string">
            <text:p text:style-name="P45">Radiation source <text:s/>number</text:p>
          </table:table-cell>
          <table:table-cell table:style-name="s3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3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3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3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3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3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1">4.0 mSv/h</text:p>
          </table:table-cell>
          <table:table-cell table:style-name="s3.B4" office:value-type="string">
            <text:p text:style-name="P12">$3-<text:span text:style-name="T13">dn</text:span></text:p>
          </table:table-cell>
          <table:table-cell table:style-name="s3.B4" office:value-type="string">
            <text:p text:style-name="P18"><text:s text:c="2"/>$3-dd <text:s/></text:p>
            <text:p text:style-name="P14">180c</text:p>
          </table:table-cell>
          <table:table-cell table:style-name="s3.B4" office:value-type="string">
            <text:p text:style-name="P12">$3-d_dev</text:p>
          </table:table-cell>
          <table:table-cell table:style-name="s3.B4" office:value-type="string">
            <text:p text:style-name="P12">$3-dose</text:p>
          </table:table-cell>
          <table:table-cell table:style-name="s3.B4" office:value-type="string">
            <text:p text:style-name="P12">$3-d_res</text:p>
          </table:table-cell>
          <table:table-cell table:style-name="s3.B4" office:value-type="string">
            <text:p text:style-name="P12">$3-o_pog</text:p>
          </table:table-cell>
          <table:table-cell table:style-name="s3.B4" office:value-type="string">
            <text:p text:style-name="P12">$3-d_gran</text:p>
          </table:table-cell>
          <table:table-cell table:style-name="s3.I4" office:value-type="string">
            <text:p text:style-name="P11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4.B2" office:value-type="string">
            <text:p text:style-name="P45">Radia-tion source <text:s/>number</text:p>
          </table:table-cell>
          <table:table-cell table:style-name="t4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4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4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4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4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4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4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4.A3" office:value-type="string">
            <text:p text:style-name="P34">Background</text:p>
          </table:table-cell>
          <table:table-cell table:style-name="t4.B3" office:value-type="string">
            <text:p text:style-name="P30">---</text:p>
          </table:table-cell>
          <table:table-cell table:style-name="t4.B3" office:value-type="string">
            <text:p text:style-name="P12">$4-d0</text:p>
          </table:table-cell>
          <table:table-cell table:style-name="t4.D3" office:value-type="string">
            <text:section text:style-name="Sect1" text:name="Раздел16">
              <text:p text:style-name="P30">$4-bg0</text:p>
              <text:p text:style-name="P30">$4-bg1</text:p>
              <text:p text:style-name="P30">$4-bg2</text:p>
              <text:p text:style-name="P30">$4-bg3</text:p>
              <text:p text:style-name="P30">$4-bg4</text:p>
              <text:p text:style-name="P30">$4-bg5</text:p>
              <text:p text:style-name="P30">$4-bg6</text:p>
              <text:p text:style-name="P30">$4-bg7</text:p>
              <text:p text:style-name="P28"/>
            </text:section>
          </table:table-cell>
          <table:table-cell table:style-name="t4.B3" office:value-type="string">
            <text:p text:style-name="P12">$4-av-bg</text:p>
          </table:table-cell>
          <table:table-cell table:style-name="t4.B3" office:value-type="string">
            <text:p text:style-name="P12">---</text:p>
          </table:table-cell>
          <table:table-cell table:style-name="t4.B3" office:value-type="string">
            <text:p text:style-name="P12">---</text:p>
          </table:table-cell>
          <table:table-cell table:style-name="t4.B3" office:value-type="string">
            <text:p text:style-name="P12">---</text:p>
          </table:table-cell>
          <table:table-cell table:style-name="t4.I3" office:value-type="string">
            <text:p text:style-name="P13">---</text:p>
          </table:table-cell>
        </table:table-row>
        <table:table-row>
          <table:table-cell table:style-name="t4.A3" office:value-type="string">
            <text:p text:style-name="P11">0.80 Sv/h</text:p>
          </table:table-cell>
          <table:table-cell table:style-name="t4.B3" office:value-type="string">
            <text:p text:style-name="P12">$4-n0</text:p>
          </table:table-cell>
          <table:table-cell table:style-name="t4.B3" office:value-type="string">
            <text:p text:style-name="P12">$4-d0</text:p>
          </table:table-cell>
          <table:table-cell table:style-name="t4.D3" office:value-type="string">
            <text:section text:style-name="Sect1" text:name="Раздел17">
              <text:p text:style-name="P30">$4-m00</text:p>
              <text:p text:style-name="P30">$4-m01</text:p>
              <text:p text:style-name="P30">$4-m02</text:p>
              <text:p text:style-name="P30">$4-m03</text:p>
              <text:p text:style-name="P30">$4-m04</text:p>
              <text:p text:style-name="P30">$4-m05</text:p>
              <text:p text:style-name="P30">$4-m06</text:p>
              <text:p text:style-name="P30">$4-m07</text:p>
              <text:p text:style-name="P30"/>
            </text:section>
          </table:table-cell>
          <table:table-cell table:style-name="t4.B3" office:value-type="string">
            <text:p text:style-name="P12">$4-av0</text:p>
          </table:table-cell>
          <table:table-cell table:style-name="t4.B3" office:value-type="string">
            <text:p text:style-name="P12">$4-o0</text:p>
          </table:table-cell>
          <table:table-cell table:style-name="t4.B3" office:value-type="string">
            <text:p text:style-name="P12">$4-q0</text:p>
          </table:table-cell>
          <table:table-cell table:style-name="t4.B3" office:value-type="string">
            <text:p text:style-name="P12">$4-do0</text:p>
          </table:table-cell>
          <table:table-cell table:style-name="t4.I3" office:value-type="string">
            <text:p text:style-name="P11">±30</text:p>
          </table:table-cell>
        </table:table-row>
        <table:table-row>
          <table:table-cell table:style-name="t4.A3" office:value-type="string">
            <text:p text:style-name="P11">4.0 mSv/h</text:p>
          </table:table-cell>
          <table:table-cell table:style-name="t4.B3" office:value-type="string">
            <text:p text:style-name="P12">$4-n1</text:p>
          </table:table-cell>
          <table:table-cell table:style-name="t4.B3" office:value-type="string">
            <text:p text:style-name="P12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0">$4-m11</text:p>
              <text:p text:style-name="P30">$4-m12</text:p>
              <text:p text:style-name="P30">$4-m13</text:p>
              <text:p text:style-name="P30">$4-m14</text:p>
            </text:section>
          </table:table-cell>
          <table:table-cell table:style-name="t4.B3" office:value-type="string">
            <text:p text:style-name="P12">$4-av1</text:p>
          </table:table-cell>
          <table:table-cell table:style-name="t4.B3" office:value-type="string">
            <text:p text:style-name="P12">$4-o1</text:p>
          </table:table-cell>
          <table:table-cell table:style-name="t4.B3" office:value-type="string">
            <text:p text:style-name="P12">$4-q1</text:p>
          </table:table-cell>
          <table:table-cell table:style-name="t4.B3" office:value-type="string">
            <text:p text:style-name="P12">$4-do1</text:p>
          </table:table-cell>
          <table:table-cell table:style-name="t4.I3" office:value-type="string">
            <text:p text:style-name="P11">±<text:span text:style-name="T21">15</text:span></text:p>
          </table:table-cell>
        </table:table-row>
        <table:table-row>
          <table:table-cell table:style-name="t4.A6" office:value-type="string">
            <text:p text:style-name="P11"><text:span text:style-name="T13">800.0</text:span> mSv/h</text:p>
          </table:table-cell>
          <table:table-cell table:style-name="t4.B6" office:value-type="string">
            <text:p text:style-name="P12">$4-n2</text:p>
          </table:table-cell>
          <table:table-cell table:style-name="t4.B6" office:value-type="string">
            <text:p text:style-name="P12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0">$4-m21</text:p>
              <text:p text:style-name="P30">$4-m22</text:p>
              <text:p text:style-name="P30">$4-m23</text:p>
              <text:p text:style-name="P30">$4-m24</text:p>
            </text:section>
          </table:table-cell>
          <table:table-cell table:style-name="t4.B6" office:value-type="string">
            <text:p text:style-name="P12">$4-av2</text:p>
          </table:table-cell>
          <table:table-cell table:style-name="t4.B6" office:value-type="string">
            <text:p text:style-name="P12">$4-o2</text:p>
          </table:table-cell>
          <table:table-cell table:style-name="t4.B6" office:value-type="string">
            <text:p text:style-name="P12">$4-q2</text:p>
          </table:table-cell>
          <table:table-cell table:style-name="t4.B6" office:value-type="string">
            <text:p text:style-name="P12">$4-do2</text:p>
          </table:table-cell>
          <table:table-cell table:style-name="t4.I6" office:value-type="string">
            <text:p text:style-name="P11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4.B2" table:number-rows-spanned="2" office:value-type="string">
            <text:p text:style-name="P45">Radiation source <text:s/>number</text:p>
          </table:table-cell>
          <table:table-cell table:style-name="s4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4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4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4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4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4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1">4.0 mSv/h</text:p>
          </table:table-cell>
          <table:table-cell table:style-name="s4.B4" office:value-type="string">
            <text:p text:style-name="P12">$4-<text:span text:style-name="T13">dn</text:span></text:p>
          </table:table-cell>
          <table:table-cell table:style-name="s4.B4" office:value-type="string">
            <text:p text:style-name="P18"><text:s text:c="2"/>$4-dd <text:s/></text:p>
            <text:p text:style-name="P14">180c</text:p>
          </table:table-cell>
          <table:table-cell table:style-name="s4.B4" office:value-type="string">
            <text:p text:style-name="P12">$4-d_dev</text:p>
          </table:table-cell>
          <table:table-cell table:style-name="s4.B4" office:value-type="string">
            <text:p text:style-name="P12">$4-dose</text:p>
          </table:table-cell>
          <table:table-cell table:style-name="s4.B4" office:value-type="string">
            <text:p text:style-name="P12">$4-d_res</text:p>
          </table:table-cell>
          <table:table-cell table:style-name="s4.B4" office:value-type="string">
            <text:p text:style-name="P12">$4-o_pog</text:p>
          </table:table-cell>
          <table:table-cell table:style-name="s4.B4" office:value-type="string">
            <text:p text:style-name="P12">$4-d_gran</text:p>
          </table:table-cell>
          <table:table-cell table:style-name="s4.I4" office:value-type="string">
            <text:p text:style-name="P11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5.B2" office:value-type="string">
            <text:p text:style-name="P45">Radia-tion source <text:s/>number</text:p>
          </table:table-cell>
          <table:table-cell table:style-name="t5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5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5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5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5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5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5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5.A3" office:value-type="string">
            <text:p text:style-name="P34">Background</text:p>
          </table:table-cell>
          <table:table-cell table:style-name="t5.B3" office:value-type="string">
            <text:p text:style-name="P30">---</text:p>
          </table:table-cell>
          <table:table-cell table:style-name="t5.B3" office:value-type="string">
            <text:p text:style-name="P12">$5-d0</text:p>
          </table:table-cell>
          <table:table-cell table:style-name="t5.D3" office:value-type="string">
            <text:section text:style-name="Sect1" text:name="Раздел21">
              <text:p text:style-name="P30">$5-bg0</text:p>
              <text:p text:style-name="P30">$5-bg1</text:p>
              <text:p text:style-name="P30">$5-bg2</text:p>
              <text:p text:style-name="P30">$5-bg3</text:p>
              <text:p text:style-name="P30">$5-bg4</text:p>
              <text:p text:style-name="P30">$5-bg5</text:p>
              <text:p text:style-name="P30">$5-bg6</text:p>
              <text:p text:style-name="P30">$5-bg7</text:p>
              <text:p text:style-name="P28"/>
            </text:section>
          </table:table-cell>
          <table:table-cell table:style-name="t5.B3" office:value-type="string">
            <text:p text:style-name="P12">$5-av-bg</text:p>
          </table:table-cell>
          <table:table-cell table:style-name="t5.B3" office:value-type="string">
            <text:p text:style-name="P12">---</text:p>
          </table:table-cell>
          <table:table-cell table:style-name="t5.B3" office:value-type="string">
            <text:p text:style-name="P12">---</text:p>
          </table:table-cell>
          <table:table-cell table:style-name="t5.B3" office:value-type="string">
            <text:p text:style-name="P12">---</text:p>
          </table:table-cell>
          <table:table-cell table:style-name="t5.I3" office:value-type="string">
            <text:p text:style-name="P13">---</text:p>
          </table:table-cell>
        </table:table-row>
        <table:table-row>
          <table:table-cell table:style-name="t5.A3" office:value-type="string">
            <text:p text:style-name="P11">0.80 Sv/h</text:p>
          </table:table-cell>
          <table:table-cell table:style-name="t5.B3" office:value-type="string">
            <text:p text:style-name="P12">$5-n0</text:p>
          </table:table-cell>
          <table:table-cell table:style-name="t5.B3" office:value-type="string">
            <text:p text:style-name="P12">$5-d0</text:p>
          </table:table-cell>
          <table:table-cell table:style-name="t5.D3" office:value-type="string">
            <text:section text:style-name="Sect1" text:name="Раздел22">
              <text:p text:style-name="P30">$5-m00</text:p>
              <text:p text:style-name="P30">$5-m01</text:p>
              <text:p text:style-name="P30">$5-m02</text:p>
              <text:p text:style-name="P30">$5-m03</text:p>
              <text:p text:style-name="P30">$5-m04</text:p>
              <text:p text:style-name="P30">$5-m05</text:p>
              <text:p text:style-name="P30">$5-m06</text:p>
              <text:p text:style-name="P30">$5-m07</text:p>
              <text:p text:style-name="P30"/>
            </text:section>
          </table:table-cell>
          <table:table-cell table:style-name="t5.B3" office:value-type="string">
            <text:p text:style-name="P12">$5-av0</text:p>
          </table:table-cell>
          <table:table-cell table:style-name="t5.B3" office:value-type="string">
            <text:p text:style-name="P12">$5-o0</text:p>
          </table:table-cell>
          <table:table-cell table:style-name="t5.B3" office:value-type="string">
            <text:p text:style-name="P12">$5-q0</text:p>
          </table:table-cell>
          <table:table-cell table:style-name="t5.B3" office:value-type="string">
            <text:p text:style-name="P12">$5-do0</text:p>
          </table:table-cell>
          <table:table-cell table:style-name="t5.I3" office:value-type="string">
            <text:p text:style-name="P11">±30</text:p>
          </table:table-cell>
        </table:table-row>
        <table:table-row>
          <table:table-cell table:style-name="t5.A3" office:value-type="string">
            <text:p text:style-name="P11">4.0 mSv/h</text:p>
          </table:table-cell>
          <table:table-cell table:style-name="t5.B3" office:value-type="string">
            <text:p text:style-name="P12">$5-n1</text:p>
          </table:table-cell>
          <table:table-cell table:style-name="t5.B3" office:value-type="string">
            <text:p text:style-name="P12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0">$5-m11</text:p>
              <text:p text:style-name="P30">$5-m12</text:p>
              <text:p text:style-name="P30">$5-m13</text:p>
              <text:p text:style-name="P30">$5-m14</text:p>
            </text:section>
          </table:table-cell>
          <table:table-cell table:style-name="t5.B3" office:value-type="string">
            <text:p text:style-name="P12">$5-av1</text:p>
          </table:table-cell>
          <table:table-cell table:style-name="t5.B3" office:value-type="string">
            <text:p text:style-name="P12">$5-o1</text:p>
          </table:table-cell>
          <table:table-cell table:style-name="t5.B3" office:value-type="string">
            <text:p text:style-name="P12">$5-q1</text:p>
          </table:table-cell>
          <table:table-cell table:style-name="t5.B3" office:value-type="string">
            <text:p text:style-name="P12">$5-do1</text:p>
          </table:table-cell>
          <table:table-cell table:style-name="t5.I3" office:value-type="string">
            <text:p text:style-name="P11">±<text:span text:style-name="T21">15</text:span></text:p>
          </table:table-cell>
        </table:table-row>
        <table:table-row>
          <table:table-cell table:style-name="t5.A6" office:value-type="string">
            <text:p text:style-name="P11"><text:span text:style-name="T13">800.0</text:span> mSv/h</text:p>
          </table:table-cell>
          <table:table-cell table:style-name="t5.B6" office:value-type="string">
            <text:p text:style-name="P12">$5-n2</text:p>
          </table:table-cell>
          <table:table-cell table:style-name="t5.B6" office:value-type="string">
            <text:p text:style-name="P12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0">$5-m21</text:p>
              <text:p text:style-name="P30">$5-m22</text:p>
              <text:p text:style-name="P30">$5-m23</text:p>
              <text:p text:style-name="P30">$5-m24</text:p>
            </text:section>
          </table:table-cell>
          <table:table-cell table:style-name="t5.B6" office:value-type="string">
            <text:p text:style-name="P12">$5-av2</text:p>
          </table:table-cell>
          <table:table-cell table:style-name="t5.B6" office:value-type="string">
            <text:p text:style-name="P12">$5-o2</text:p>
          </table:table-cell>
          <table:table-cell table:style-name="t5.B6" office:value-type="string">
            <text:p text:style-name="P12">$5-q2</text:p>
          </table:table-cell>
          <table:table-cell table:style-name="t5.B6" office:value-type="string">
            <text:p text:style-name="P12">$5-do2</text:p>
          </table:table-cell>
          <table:table-cell table:style-name="t5.I6" office:value-type="string">
            <text:p text:style-name="P11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5.B2" table:number-rows-spanned="2" office:value-type="string">
            <text:p text:style-name="P45">Radiation source <text:s/>number</text:p>
          </table:table-cell>
          <table:table-cell table:style-name="s5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5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5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5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5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5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1">4.0 mSv/h</text:p>
          </table:table-cell>
          <table:table-cell table:style-name="s5.B4" office:value-type="string">
            <text:p text:style-name="P12">$5-<text:span text:style-name="T13">dn</text:span></text:p>
          </table:table-cell>
          <table:table-cell table:style-name="s5.B4" office:value-type="string">
            <text:p text:style-name="P18"><text:s text:c="2"/>$5-dd <text:s/></text:p>
            <text:p text:style-name="P14">180c</text:p>
          </table:table-cell>
          <table:table-cell table:style-name="s5.B4" office:value-type="string">
            <text:p text:style-name="P12">$5-d_dev</text:p>
          </table:table-cell>
          <table:table-cell table:style-name="s5.B4" office:value-type="string">
            <text:p text:style-name="P12">$5-dose</text:p>
          </table:table-cell>
          <table:table-cell table:style-name="s5.B4" office:value-type="string">
            <text:p text:style-name="P12">$5-d_res</text:p>
          </table:table-cell>
          <table:table-cell table:style-name="s5.B4" office:value-type="string">
            <text:p text:style-name="P12">$5-o_pog</text:p>
          </table:table-cell>
          <table:table-cell table:style-name="s5.B4" office:value-type="string">
            <text:p text:style-name="P12">$5-d_gran</text:p>
          </table:table-cell>
          <table:table-cell table:style-name="s5.I4" office:value-type="string">
            <text:p text:style-name="P11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6.B2" office:value-type="string">
            <text:p text:style-name="P45">Radia-tion source <text:s/>number</text:p>
          </table:table-cell>
          <table:table-cell table:style-name="t6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6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6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6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6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6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6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6.A3" office:value-type="string">
            <text:p text:style-name="P34">Background</text:p>
          </table:table-cell>
          <table:table-cell table:style-name="t6.B3" office:value-type="string">
            <text:p text:style-name="P30">---</text:p>
          </table:table-cell>
          <table:table-cell table:style-name="t6.B3" office:value-type="string">
            <text:p text:style-name="P12">$6-d0</text:p>
          </table:table-cell>
          <table:table-cell table:style-name="t6.D3" office:value-type="string">
            <text:section text:style-name="Sect1" text:name="Раздел26">
              <text:p text:style-name="P30">$6-bg0</text:p>
              <text:p text:style-name="P30">$6-bg1</text:p>
              <text:p text:style-name="P30">$6-bg2</text:p>
              <text:p text:style-name="P30">$6-bg3</text:p>
              <text:p text:style-name="P30">$6-bg4</text:p>
              <text:p text:style-name="P30">$6-bg5</text:p>
              <text:p text:style-name="P30">$6-bg6</text:p>
              <text:p text:style-name="P30">$6-bg7</text:p>
              <text:p text:style-name="P28"/>
            </text:section>
          </table:table-cell>
          <table:table-cell table:style-name="t6.B3" office:value-type="string">
            <text:p text:style-name="P12">$6-av-bg</text:p>
          </table:table-cell>
          <table:table-cell table:style-name="t6.B3" office:value-type="string">
            <text:p text:style-name="P12">---</text:p>
          </table:table-cell>
          <table:table-cell table:style-name="t6.B3" office:value-type="string">
            <text:p text:style-name="P12">---</text:p>
          </table:table-cell>
          <table:table-cell table:style-name="t6.B3" office:value-type="string">
            <text:p text:style-name="P12">---</text:p>
          </table:table-cell>
          <table:table-cell table:style-name="t6.I3" office:value-type="string">
            <text:p text:style-name="P13">---</text:p>
          </table:table-cell>
        </table:table-row>
        <table:table-row>
          <table:table-cell table:style-name="t6.A3" office:value-type="string">
            <text:p text:style-name="P11">0.80 Sv/h</text:p>
          </table:table-cell>
          <table:table-cell table:style-name="t6.B3" office:value-type="string">
            <text:p text:style-name="P12">$6-n0</text:p>
          </table:table-cell>
          <table:table-cell table:style-name="t6.B3" office:value-type="string">
            <text:p text:style-name="P12">$6-d0</text:p>
          </table:table-cell>
          <table:table-cell table:style-name="t6.D3" office:value-type="string">
            <text:section text:style-name="Sect1" text:name="Раздел27">
              <text:p text:style-name="P30">$6-m00</text:p>
              <text:p text:style-name="P30">$6-m01</text:p>
              <text:p text:style-name="P30">$6-m02</text:p>
              <text:p text:style-name="P30">$6-m03</text:p>
              <text:p text:style-name="P30">$6-m04</text:p>
              <text:p text:style-name="P30">$6-m05</text:p>
              <text:p text:style-name="P30">$6-m06</text:p>
              <text:p text:style-name="P30">$6-m07</text:p>
              <text:p text:style-name="P30"/>
            </text:section>
          </table:table-cell>
          <table:table-cell table:style-name="t6.B3" office:value-type="string">
            <text:p text:style-name="P12">$6-av0</text:p>
          </table:table-cell>
          <table:table-cell table:style-name="t6.B3" office:value-type="string">
            <text:p text:style-name="P12">$6-o0</text:p>
          </table:table-cell>
          <table:table-cell table:style-name="t6.B3" office:value-type="string">
            <text:p text:style-name="P12">$6-q0</text:p>
          </table:table-cell>
          <table:table-cell table:style-name="t6.B3" office:value-type="string">
            <text:p text:style-name="P12">$6-do0</text:p>
          </table:table-cell>
          <table:table-cell table:style-name="t6.I3" office:value-type="string">
            <text:p text:style-name="P11">±30</text:p>
          </table:table-cell>
        </table:table-row>
        <table:table-row>
          <table:table-cell table:style-name="t6.A3" office:value-type="string">
            <text:p text:style-name="P11">4.0 mSv/h</text:p>
          </table:table-cell>
          <table:table-cell table:style-name="t6.B3" office:value-type="string">
            <text:p text:style-name="P12">$6-n1</text:p>
          </table:table-cell>
          <table:table-cell table:style-name="t6.B3" office:value-type="string">
            <text:p text:style-name="P12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0">$6-m11</text:p>
              <text:p text:style-name="P30">$6-m12</text:p>
              <text:p text:style-name="P30">$6-m13</text:p>
              <text:p text:style-name="P30">$6-m14</text:p>
            </text:section>
          </table:table-cell>
          <table:table-cell table:style-name="t6.B3" office:value-type="string">
            <text:p text:style-name="P12">$6-av1</text:p>
          </table:table-cell>
          <table:table-cell table:style-name="t6.B3" office:value-type="string">
            <text:p text:style-name="P12">$6-o1</text:p>
          </table:table-cell>
          <table:table-cell table:style-name="t6.B3" office:value-type="string">
            <text:p text:style-name="P12">$6-q1</text:p>
          </table:table-cell>
          <table:table-cell table:style-name="t6.B3" office:value-type="string">
            <text:p text:style-name="P12">$6-do1</text:p>
          </table:table-cell>
          <table:table-cell table:style-name="t6.I3" office:value-type="string">
            <text:p text:style-name="P11">±<text:span text:style-name="T21">15</text:span></text:p>
          </table:table-cell>
        </table:table-row>
        <table:table-row>
          <table:table-cell table:style-name="t6.A6" office:value-type="string">
            <text:p text:style-name="P11"><text:span text:style-name="T13">800.0</text:span> mSv/h</text:p>
          </table:table-cell>
          <table:table-cell table:style-name="t6.B6" office:value-type="string">
            <text:p text:style-name="P12">$6-n2</text:p>
          </table:table-cell>
          <table:table-cell table:style-name="t6.B6" office:value-type="string">
            <text:p text:style-name="P12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0">$6-m21</text:p>
              <text:p text:style-name="P30">$6-m22</text:p>
              <text:p text:style-name="P30">$6-m23</text:p>
              <text:p text:style-name="P30">$6-m24</text:p>
            </text:section>
          </table:table-cell>
          <table:table-cell table:style-name="t6.B6" office:value-type="string">
            <text:p text:style-name="P12">$6-av2</text:p>
          </table:table-cell>
          <table:table-cell table:style-name="t6.B6" office:value-type="string">
            <text:p text:style-name="P12">$6-o2</text:p>
          </table:table-cell>
          <table:table-cell table:style-name="t6.B6" office:value-type="string">
            <text:p text:style-name="P12">$6-q2</text:p>
          </table:table-cell>
          <table:table-cell table:style-name="t6.B6" office:value-type="string">
            <text:p text:style-name="P12">$6-do2</text:p>
          </table:table-cell>
          <table:table-cell table:style-name="t6.I6" office:value-type="string">
            <text:p text:style-name="P11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6.B2" table:number-rows-spanned="2" office:value-type="string">
            <text:p text:style-name="P45">Radiation source <text:s/>number</text:p>
          </table:table-cell>
          <table:table-cell table:style-name="s6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6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6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6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6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6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1">4.0 mSv/h</text:p>
          </table:table-cell>
          <table:table-cell table:style-name="s6.B4" office:value-type="string">
            <text:p text:style-name="P12">$6-<text:span text:style-name="T13">dn</text:span></text:p>
          </table:table-cell>
          <table:table-cell table:style-name="s6.B4" office:value-type="string">
            <text:p text:style-name="P18"><text:s text:c="2"/>$6-dd <text:s/></text:p>
            <text:p text:style-name="P14">180c</text:p>
          </table:table-cell>
          <table:table-cell table:style-name="s6.B4" office:value-type="string">
            <text:p text:style-name="P12">$6-d_dev</text:p>
          </table:table-cell>
          <table:table-cell table:style-name="s6.B4" office:value-type="string">
            <text:p text:style-name="P12">$6-dose</text:p>
          </table:table-cell>
          <table:table-cell table:style-name="s6.B4" office:value-type="string">
            <text:p text:style-name="P12">$6-d_res</text:p>
          </table:table-cell>
          <table:table-cell table:style-name="s6.B4" office:value-type="string">
            <text:p text:style-name="P12">$6-o_pog</text:p>
          </table:table-cell>
          <table:table-cell table:style-name="s6.B4" office:value-type="string">
            <text:p text:style-name="P12">$6-d_gran</text:p>
          </table:table-cell>
          <table:table-cell table:style-name="s6.I4" office:value-type="string">
            <text:p text:style-name="P11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7.B2" office:value-type="string">
            <text:p text:style-name="P45">Radia-tion source <text:s/>number</text:p>
          </table:table-cell>
          <table:table-cell table:style-name="t7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7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7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7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7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7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7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7.A3" office:value-type="string">
            <text:p text:style-name="P34">Background</text:p>
          </table:table-cell>
          <table:table-cell table:style-name="t7.B3" office:value-type="string">
            <text:p text:style-name="P30">---</text:p>
          </table:table-cell>
          <table:table-cell table:style-name="t7.B3" office:value-type="string">
            <text:p text:style-name="P12">$7-d0</text:p>
          </table:table-cell>
          <table:table-cell table:style-name="t7.D3" office:value-type="string">
            <text:section text:style-name="Sect1" text:name="Раздел31">
              <text:p text:style-name="P30">$7-bg0</text:p>
              <text:p text:style-name="P30">$7-bg1</text:p>
              <text:p text:style-name="P30">$7-bg2</text:p>
              <text:p text:style-name="P30">$7-bg3</text:p>
              <text:p text:style-name="P30">$7-bg4</text:p>
              <text:p text:style-name="P30">$7-bg5</text:p>
              <text:p text:style-name="P30">$7-bg6</text:p>
              <text:p text:style-name="P30">$7-bg7</text:p>
              <text:p text:style-name="P28"/>
            </text:section>
          </table:table-cell>
          <table:table-cell table:style-name="t7.B3" office:value-type="string">
            <text:p text:style-name="P12">$7-av-bg</text:p>
          </table:table-cell>
          <table:table-cell table:style-name="t7.B3" office:value-type="string">
            <text:p text:style-name="P12">---</text:p>
          </table:table-cell>
          <table:table-cell table:style-name="t7.B3" office:value-type="string">
            <text:p text:style-name="P12">---</text:p>
          </table:table-cell>
          <table:table-cell table:style-name="t7.B3" office:value-type="string">
            <text:p text:style-name="P12">---</text:p>
          </table:table-cell>
          <table:table-cell table:style-name="t7.I3" office:value-type="string">
            <text:p text:style-name="P13">---</text:p>
          </table:table-cell>
        </table:table-row>
        <table:table-row>
          <table:table-cell table:style-name="t7.A3" office:value-type="string">
            <text:p text:style-name="P11">0.80 Sv/h</text:p>
          </table:table-cell>
          <table:table-cell table:style-name="t7.B3" office:value-type="string">
            <text:p text:style-name="P12">$7-n0</text:p>
          </table:table-cell>
          <table:table-cell table:style-name="t7.B3" office:value-type="string">
            <text:p text:style-name="P12">$7-d0</text:p>
          </table:table-cell>
          <table:table-cell table:style-name="t7.D3" office:value-type="string">
            <text:section text:style-name="Sect1" text:name="Раздел32">
              <text:p text:style-name="P30">$7-m00</text:p>
              <text:p text:style-name="P30">$7-m01</text:p>
              <text:p text:style-name="P30">$7-m02</text:p>
              <text:p text:style-name="P30">$7-m03</text:p>
              <text:p text:style-name="P30">$7-m04</text:p>
              <text:p text:style-name="P30">$7-m05</text:p>
              <text:p text:style-name="P30">$7-m06</text:p>
              <text:p text:style-name="P30">$7-m07</text:p>
              <text:p text:style-name="P30"/>
            </text:section>
          </table:table-cell>
          <table:table-cell table:style-name="t7.B3" office:value-type="string">
            <text:p text:style-name="P12">$7-av0</text:p>
          </table:table-cell>
          <table:table-cell table:style-name="t7.B3" office:value-type="string">
            <text:p text:style-name="P12">$7-o0</text:p>
          </table:table-cell>
          <table:table-cell table:style-name="t7.B3" office:value-type="string">
            <text:p text:style-name="P12">$7-q0</text:p>
          </table:table-cell>
          <table:table-cell table:style-name="t7.B3" office:value-type="string">
            <text:p text:style-name="P12">$7-do0</text:p>
          </table:table-cell>
          <table:table-cell table:style-name="t7.I3" office:value-type="string">
            <text:p text:style-name="P11">±30</text:p>
          </table:table-cell>
        </table:table-row>
        <table:table-row>
          <table:table-cell table:style-name="t7.A3" office:value-type="string">
            <text:p text:style-name="P11">4.0 mSv/h</text:p>
          </table:table-cell>
          <table:table-cell table:style-name="t7.B3" office:value-type="string">
            <text:p text:style-name="P12">$7-n1</text:p>
          </table:table-cell>
          <table:table-cell table:style-name="t7.B3" office:value-type="string">
            <text:p text:style-name="P12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0">$7-m11</text:p>
              <text:p text:style-name="P30">$7-m12</text:p>
              <text:p text:style-name="P30">$7-m13</text:p>
              <text:p text:style-name="P30">$7-m14</text:p>
            </text:section>
          </table:table-cell>
          <table:table-cell table:style-name="t7.B3" office:value-type="string">
            <text:p text:style-name="P12">$7-av1</text:p>
          </table:table-cell>
          <table:table-cell table:style-name="t7.B3" office:value-type="string">
            <text:p text:style-name="P12">$7-o1</text:p>
          </table:table-cell>
          <table:table-cell table:style-name="t7.B3" office:value-type="string">
            <text:p text:style-name="P12">$7-q1</text:p>
          </table:table-cell>
          <table:table-cell table:style-name="t7.B3" office:value-type="string">
            <text:p text:style-name="P12">$7-do1</text:p>
          </table:table-cell>
          <table:table-cell table:style-name="t7.I3" office:value-type="string">
            <text:p text:style-name="P11">±<text:span text:style-name="T21">15</text:span></text:p>
          </table:table-cell>
        </table:table-row>
        <table:table-row>
          <table:table-cell table:style-name="t7.A6" office:value-type="string">
            <text:p text:style-name="P11"><text:span text:style-name="T13">800.0</text:span> mSv/h</text:p>
          </table:table-cell>
          <table:table-cell table:style-name="t7.B6" office:value-type="string">
            <text:p text:style-name="P12">$7-n2</text:p>
          </table:table-cell>
          <table:table-cell table:style-name="t7.B6" office:value-type="string">
            <text:p text:style-name="P12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0">$7-m21</text:p>
              <text:p text:style-name="P30">$7-m22</text:p>
              <text:p text:style-name="P30">$7-m23</text:p>
              <text:p text:style-name="P30">$7-m24</text:p>
            </text:section>
          </table:table-cell>
          <table:table-cell table:style-name="t7.B6" office:value-type="string">
            <text:p text:style-name="P12">$7-av2</text:p>
          </table:table-cell>
          <table:table-cell table:style-name="t7.B6" office:value-type="string">
            <text:p text:style-name="P12">$7-o2</text:p>
          </table:table-cell>
          <table:table-cell table:style-name="t7.B6" office:value-type="string">
            <text:p text:style-name="P12">$7-q2</text:p>
          </table:table-cell>
          <table:table-cell table:style-name="t7.B6" office:value-type="string">
            <text:p text:style-name="P12">$7-do2</text:p>
          </table:table-cell>
          <table:table-cell table:style-name="t7.I6" office:value-type="string">
            <text:p text:style-name="P11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7.B2" table:number-rows-spanned="2" office:value-type="string">
            <text:p text:style-name="P45">Radiation source <text:s/>number</text:p>
          </table:table-cell>
          <table:table-cell table:style-name="s7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7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7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7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7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7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1">4.0 mSv/h</text:p>
          </table:table-cell>
          <table:table-cell table:style-name="s7.B4" office:value-type="string">
            <text:p text:style-name="P12">$7-<text:span text:style-name="T13">dn</text:span></text:p>
          </table:table-cell>
          <table:table-cell table:style-name="s7.B4" office:value-type="string">
            <text:p text:style-name="P18"><text:s text:c="2"/>$7-dd <text:s/></text:p>
            <text:p text:style-name="P14">180c</text:p>
          </table:table-cell>
          <table:table-cell table:style-name="s7.B4" office:value-type="string">
            <text:p text:style-name="P12">$7-d_dev</text:p>
          </table:table-cell>
          <table:table-cell table:style-name="s7.B4" office:value-type="string">
            <text:p text:style-name="P12">$7-dose</text:p>
          </table:table-cell>
          <table:table-cell table:style-name="s7.B4" office:value-type="string">
            <text:p text:style-name="P12">$7-d_res</text:p>
          </table:table-cell>
          <table:table-cell table:style-name="s7.B4" office:value-type="string">
            <text:p text:style-name="P12">$7-o_pog</text:p>
          </table:table-cell>
          <table:table-cell table:style-name="s7.B4" office:value-type="string">
            <text:p text:style-name="P12">$7-d_gran</text:p>
          </table:table-cell>
          <table:table-cell table:style-name="s7.I4" office:value-type="string">
            <text:p text:style-name="P11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8.B2" office:value-type="string">
            <text:p text:style-name="P45">Radia-tion source <text:s/>number</text:p>
          </table:table-cell>
          <table:table-cell table:style-name="t8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8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8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8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8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8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8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8.A3" office:value-type="string">
            <text:p text:style-name="P34">Background</text:p>
          </table:table-cell>
          <table:table-cell table:style-name="t8.B3" office:value-type="string">
            <text:p text:style-name="P30">---</text:p>
          </table:table-cell>
          <table:table-cell table:style-name="t8.B3" office:value-type="string">
            <text:p text:style-name="P12">$8-d0</text:p>
          </table:table-cell>
          <table:table-cell table:style-name="t8.D3" office:value-type="string">
            <text:section text:style-name="Sect1" text:name="Раздел36">
              <text:p text:style-name="P30">$8-bg0</text:p>
              <text:p text:style-name="P30">$8-bg1</text:p>
              <text:p text:style-name="P30">$8-bg2</text:p>
              <text:p text:style-name="P30">$8-bg3</text:p>
              <text:p text:style-name="P30">$8-bg4</text:p>
              <text:p text:style-name="P30">$8-bg5</text:p>
              <text:p text:style-name="P30">$8-bg6</text:p>
              <text:p text:style-name="P30">$8-bg7</text:p>
              <text:p text:style-name="P28"/>
            </text:section>
          </table:table-cell>
          <table:table-cell table:style-name="t8.B3" office:value-type="string">
            <text:p text:style-name="P12">$8-av-bg</text:p>
          </table:table-cell>
          <table:table-cell table:style-name="t8.B3" office:value-type="string">
            <text:p text:style-name="P12">---</text:p>
          </table:table-cell>
          <table:table-cell table:style-name="t8.B3" office:value-type="string">
            <text:p text:style-name="P12">---</text:p>
          </table:table-cell>
          <table:table-cell table:style-name="t8.B3" office:value-type="string">
            <text:p text:style-name="P12">---</text:p>
          </table:table-cell>
          <table:table-cell table:style-name="t8.I3" office:value-type="string">
            <text:p text:style-name="P13">---</text:p>
          </table:table-cell>
        </table:table-row>
        <table:table-row>
          <table:table-cell table:style-name="t8.A3" office:value-type="string">
            <text:p text:style-name="P11">0.80 Sv/h</text:p>
          </table:table-cell>
          <table:table-cell table:style-name="t8.B3" office:value-type="string">
            <text:p text:style-name="P12">$8-n0</text:p>
          </table:table-cell>
          <table:table-cell table:style-name="t8.B3" office:value-type="string">
            <text:p text:style-name="P12">$8-d0</text:p>
          </table:table-cell>
          <table:table-cell table:style-name="t8.D3" office:value-type="string">
            <text:section text:style-name="Sect1" text:name="Раздел37">
              <text:p text:style-name="P30">$8-m00</text:p>
              <text:p text:style-name="P30">$8-m01</text:p>
              <text:p text:style-name="P30">$8-m02</text:p>
              <text:p text:style-name="P30">$8-m03</text:p>
              <text:p text:style-name="P30">$8-m04</text:p>
              <text:p text:style-name="P30">$8-m05</text:p>
              <text:p text:style-name="P30">$8-m06</text:p>
              <text:p text:style-name="P30">$8-m07</text:p>
              <text:p text:style-name="P30"/>
            </text:section>
          </table:table-cell>
          <table:table-cell table:style-name="t8.B3" office:value-type="string">
            <text:p text:style-name="P12">$8-av0</text:p>
          </table:table-cell>
          <table:table-cell table:style-name="t8.B3" office:value-type="string">
            <text:p text:style-name="P12">$8-o0</text:p>
          </table:table-cell>
          <table:table-cell table:style-name="t8.B3" office:value-type="string">
            <text:p text:style-name="P12">$8-q0</text:p>
          </table:table-cell>
          <table:table-cell table:style-name="t8.B3" office:value-type="string">
            <text:p text:style-name="P12">$8-do0</text:p>
          </table:table-cell>
          <table:table-cell table:style-name="t8.I3" office:value-type="string">
            <text:p text:style-name="P11">±30</text:p>
          </table:table-cell>
        </table:table-row>
        <table:table-row>
          <table:table-cell table:style-name="t8.A3" office:value-type="string">
            <text:p text:style-name="P11">4.0 mSv/h</text:p>
          </table:table-cell>
          <table:table-cell table:style-name="t8.B3" office:value-type="string">
            <text:p text:style-name="P12">$8-n1</text:p>
          </table:table-cell>
          <table:table-cell table:style-name="t8.B3" office:value-type="string">
            <text:p text:style-name="P12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0">$8-m11</text:p>
              <text:p text:style-name="P30">$8-m12</text:p>
              <text:p text:style-name="P30">$8-m13</text:p>
              <text:p text:style-name="P30">$8-m14</text:p>
            </text:section>
          </table:table-cell>
          <table:table-cell table:style-name="t8.B3" office:value-type="string">
            <text:p text:style-name="P12">$8-av1</text:p>
          </table:table-cell>
          <table:table-cell table:style-name="t8.B3" office:value-type="string">
            <text:p text:style-name="P12">$8-o1</text:p>
          </table:table-cell>
          <table:table-cell table:style-name="t8.B3" office:value-type="string">
            <text:p text:style-name="P12">$8-q1</text:p>
          </table:table-cell>
          <table:table-cell table:style-name="t8.B3" office:value-type="string">
            <text:p text:style-name="P12">$8-do1</text:p>
          </table:table-cell>
          <table:table-cell table:style-name="t8.I3" office:value-type="string">
            <text:p text:style-name="P11">±<text:span text:style-name="T21">15</text:span></text:p>
          </table:table-cell>
        </table:table-row>
        <table:table-row>
          <table:table-cell table:style-name="t8.A6" office:value-type="string">
            <text:p text:style-name="P11"><text:span text:style-name="T13">800.0</text:span> mSv/h</text:p>
          </table:table-cell>
          <table:table-cell table:style-name="t8.B6" office:value-type="string">
            <text:p text:style-name="P12">$8-n2</text:p>
          </table:table-cell>
          <table:table-cell table:style-name="t8.B6" office:value-type="string">
            <text:p text:style-name="P12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0">$8-m21</text:p>
              <text:p text:style-name="P30">$8-m22</text:p>
              <text:p text:style-name="P30">$8-m23</text:p>
              <text:p text:style-name="P30">$8-m24</text:p>
            </text:section>
          </table:table-cell>
          <table:table-cell table:style-name="t8.B6" office:value-type="string">
            <text:p text:style-name="P12">$8-av2</text:p>
          </table:table-cell>
          <table:table-cell table:style-name="t8.B6" office:value-type="string">
            <text:p text:style-name="P12">$8-o2</text:p>
          </table:table-cell>
          <table:table-cell table:style-name="t8.B6" office:value-type="string">
            <text:p text:style-name="P12">$8-q2</text:p>
          </table:table-cell>
          <table:table-cell table:style-name="t8.B6" office:value-type="string">
            <text:p text:style-name="P12">$8-do2</text:p>
          </table:table-cell>
          <table:table-cell table:style-name="t8.I6" office:value-type="string">
            <text:p text:style-name="P11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8.B2" table:number-rows-spanned="2" office:value-type="string">
            <text:p text:style-name="P45">Radiation source <text:s/>number</text:p>
          </table:table-cell>
          <table:table-cell table:style-name="s8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8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8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8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8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8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1">4.0 mSv/h</text:p>
          </table:table-cell>
          <table:table-cell table:style-name="s8.B4" office:value-type="string">
            <text:p text:style-name="P12">$8-<text:span text:style-name="T13">dn</text:span></text:p>
          </table:table-cell>
          <table:table-cell table:style-name="s8.B4" office:value-type="string">
            <text:p text:style-name="P18"><text:s text:c="2"/>$8-dd <text:s/></text:p>
            <text:p text:style-name="P14">180c</text:p>
          </table:table-cell>
          <table:table-cell table:style-name="s8.B4" office:value-type="string">
            <text:p text:style-name="P12">$8-d_dev</text:p>
          </table:table-cell>
          <table:table-cell table:style-name="s8.B4" office:value-type="string">
            <text:p text:style-name="P12">$8-dose</text:p>
          </table:table-cell>
          <table:table-cell table:style-name="s8.B4" office:value-type="string">
            <text:p text:style-name="P12">$8-d_res</text:p>
          </table:table-cell>
          <table:table-cell table:style-name="s8.B4" office:value-type="string">
            <text:p text:style-name="P12">$8-o_pog</text:p>
          </table:table-cell>
          <table:table-cell table:style-name="s8.B4" office:value-type="string">
            <text:p text:style-name="P12">$8-d_gran</text:p>
          </table:table-cell>
          <table:table-cell table:style-name="s8.I4" office:value-type="string">
            <text:p text:style-name="P11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9.B2" office:value-type="string">
            <text:p text:style-name="P45">Radia-tion source <text:s/>number</text:p>
          </table:table-cell>
          <table:table-cell table:style-name="t9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9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9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9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9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9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9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9.A3" office:value-type="string">
            <text:p text:style-name="P34">Background</text:p>
          </table:table-cell>
          <table:table-cell table:style-name="t9.B3" office:value-type="string">
            <text:p text:style-name="P30">---</text:p>
          </table:table-cell>
          <table:table-cell table:style-name="t9.B3" office:value-type="string">
            <text:p text:style-name="P12">$9-d0</text:p>
          </table:table-cell>
          <table:table-cell table:style-name="t9.D3" office:value-type="string">
            <text:section text:style-name="Sect1" text:name="Раздел41">
              <text:p text:style-name="P30">$9-bg0</text:p>
              <text:p text:style-name="P30">$9-bg1</text:p>
              <text:p text:style-name="P30">$9-bg2</text:p>
              <text:p text:style-name="P30">$9-bg3</text:p>
              <text:p text:style-name="P30">$9-bg4</text:p>
              <text:p text:style-name="P30">$9-bg5</text:p>
              <text:p text:style-name="P30">$9-bg6</text:p>
              <text:p text:style-name="P30">$9-bg7</text:p>
              <text:p text:style-name="P28"/>
            </text:section>
          </table:table-cell>
          <table:table-cell table:style-name="t9.B3" office:value-type="string">
            <text:p text:style-name="P12">$9-av-bg</text:p>
          </table:table-cell>
          <table:table-cell table:style-name="t9.B3" office:value-type="string">
            <text:p text:style-name="P12">---</text:p>
          </table:table-cell>
          <table:table-cell table:style-name="t9.B3" office:value-type="string">
            <text:p text:style-name="P12">---</text:p>
          </table:table-cell>
          <table:table-cell table:style-name="t9.B3" office:value-type="string">
            <text:p text:style-name="P12">---</text:p>
          </table:table-cell>
          <table:table-cell table:style-name="t9.I3" office:value-type="string">
            <text:p text:style-name="P13">---</text:p>
          </table:table-cell>
        </table:table-row>
        <table:table-row>
          <table:table-cell table:style-name="t9.A3" office:value-type="string">
            <text:p text:style-name="P11">0.80 Sv/h</text:p>
          </table:table-cell>
          <table:table-cell table:style-name="t9.B3" office:value-type="string">
            <text:p text:style-name="P12">$9-n0</text:p>
          </table:table-cell>
          <table:table-cell table:style-name="t9.B3" office:value-type="string">
            <text:p text:style-name="P12">$9-d0</text:p>
          </table:table-cell>
          <table:table-cell table:style-name="t9.D3" office:value-type="string">
            <text:section text:style-name="Sect1" text:name="Раздел42">
              <text:p text:style-name="P30">$9-m00</text:p>
              <text:p text:style-name="P30">$9-m01</text:p>
              <text:p text:style-name="P30">$9-m02</text:p>
              <text:p text:style-name="P30">$9-m03</text:p>
              <text:p text:style-name="P30">$9-m04</text:p>
              <text:p text:style-name="P30">$9-m05</text:p>
              <text:p text:style-name="P30">$9-m06</text:p>
              <text:p text:style-name="P30">$9-m07</text:p>
              <text:p text:style-name="P30"/>
            </text:section>
          </table:table-cell>
          <table:table-cell table:style-name="t9.B3" office:value-type="string">
            <text:p text:style-name="P12">$9-av0</text:p>
          </table:table-cell>
          <table:table-cell table:style-name="t9.B3" office:value-type="string">
            <text:p text:style-name="P12">$9-o0</text:p>
          </table:table-cell>
          <table:table-cell table:style-name="t9.B3" office:value-type="string">
            <text:p text:style-name="P12">$9-q0</text:p>
          </table:table-cell>
          <table:table-cell table:style-name="t9.B3" office:value-type="string">
            <text:p text:style-name="P12">$9-do0</text:p>
          </table:table-cell>
          <table:table-cell table:style-name="t9.I3" office:value-type="string">
            <text:p text:style-name="P11">±30</text:p>
          </table:table-cell>
        </table:table-row>
        <table:table-row>
          <table:table-cell table:style-name="t9.A3" office:value-type="string">
            <text:p text:style-name="P11">4.0 mSv/h</text:p>
          </table:table-cell>
          <table:table-cell table:style-name="t9.B3" office:value-type="string">
            <text:p text:style-name="P12">$9-n1</text:p>
          </table:table-cell>
          <table:table-cell table:style-name="t9.B3" office:value-type="string">
            <text:p text:style-name="P12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0">$9-m11</text:p>
              <text:p text:style-name="P30">$9-m12</text:p>
              <text:p text:style-name="P30">$9-m13</text:p>
              <text:p text:style-name="P30">$9-m14</text:p>
            </text:section>
          </table:table-cell>
          <table:table-cell table:style-name="t9.B3" office:value-type="string">
            <text:p text:style-name="P12">$9-av1</text:p>
          </table:table-cell>
          <table:table-cell table:style-name="t9.B3" office:value-type="string">
            <text:p text:style-name="P12">$9-o1</text:p>
          </table:table-cell>
          <table:table-cell table:style-name="t9.B3" office:value-type="string">
            <text:p text:style-name="P12">$9-q1</text:p>
          </table:table-cell>
          <table:table-cell table:style-name="t9.B3" office:value-type="string">
            <text:p text:style-name="P12">$9-do1</text:p>
          </table:table-cell>
          <table:table-cell table:style-name="t9.I3" office:value-type="string">
            <text:p text:style-name="P11">±<text:span text:style-name="T21">15</text:span></text:p>
          </table:table-cell>
        </table:table-row>
        <table:table-row>
          <table:table-cell table:style-name="t9.A6" office:value-type="string">
            <text:p text:style-name="P11"><text:span text:style-name="T13">800.0</text:span> mSv/h</text:p>
          </table:table-cell>
          <table:table-cell table:style-name="t9.B6" office:value-type="string">
            <text:p text:style-name="P12">$9-n2</text:p>
          </table:table-cell>
          <table:table-cell table:style-name="t9.B6" office:value-type="string">
            <text:p text:style-name="P12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0">$9-m21</text:p>
              <text:p text:style-name="P30">$9-m22</text:p>
              <text:p text:style-name="P30">$9-m23</text:p>
              <text:p text:style-name="P30">$9-m24</text:p>
            </text:section>
          </table:table-cell>
          <table:table-cell table:style-name="t9.B6" office:value-type="string">
            <text:p text:style-name="P12">$9-av2</text:p>
          </table:table-cell>
          <table:table-cell table:style-name="t9.B6" office:value-type="string">
            <text:p text:style-name="P12">$9-o2</text:p>
          </table:table-cell>
          <table:table-cell table:style-name="t9.B6" office:value-type="string">
            <text:p text:style-name="P12">$9-q2</text:p>
          </table:table-cell>
          <table:table-cell table:style-name="t9.B6" office:value-type="string">
            <text:p text:style-name="P12">$9-do2</text:p>
          </table:table-cell>
          <table:table-cell table:style-name="t9.I6" office:value-type="string">
            <text:p text:style-name="P11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9.B2" table:number-rows-spanned="2" office:value-type="string">
            <text:p text:style-name="P45">Radiation source <text:s/>number</text:p>
          </table:table-cell>
          <table:table-cell table:style-name="s9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9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9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9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9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9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1">4.0 mSv/h</text:p>
          </table:table-cell>
          <table:table-cell table:style-name="s9.B4" office:value-type="string">
            <text:p text:style-name="P12">$9-<text:span text:style-name="T13">dn</text:span></text:p>
          </table:table-cell>
          <table:table-cell table:style-name="s9.B4" office:value-type="string">
            <text:p text:style-name="P18"><text:s text:c="2"/>$9-dd <text:s/></text:p>
            <text:p text:style-name="P14">180c</text:p>
          </table:table-cell>
          <table:table-cell table:style-name="s9.B4" office:value-type="string">
            <text:p text:style-name="P12">$9-d_dev</text:p>
          </table:table-cell>
          <table:table-cell table:style-name="s9.B4" office:value-type="string">
            <text:p text:style-name="P12">$9-dose</text:p>
          </table:table-cell>
          <table:table-cell table:style-name="s9.B4" office:value-type="string">
            <text:p text:style-name="P12">$9-d_res</text:p>
          </table:table-cell>
          <table:table-cell table:style-name="s9.B4" office:value-type="string">
            <text:p text:style-name="P12">$9-o_pog</text:p>
          </table:table-cell>
          <table:table-cell table:style-name="s9.B4" office:value-type="string">
            <text:p text:style-name="P12">$9-d_gran</text:p>
          </table:table-cell>
          <table:table-cell table:style-name="s9.I4" office:value-type="string">
            <text:p text:style-name="P11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10.B2" office:value-type="string">
            <text:p text:style-name="P45">Radia-tion source <text:s/>number</text:p>
          </table:table-cell>
          <table:table-cell table:style-name="t10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10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10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10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0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10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0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10.A3" office:value-type="string">
            <text:p text:style-name="P34">Background</text:p>
          </table:table-cell>
          <table:table-cell table:style-name="t10.B3" office:value-type="string">
            <text:p text:style-name="P30">---</text:p>
          </table:table-cell>
          <table:table-cell table:style-name="t10.B3" office:value-type="string">
            <text:p text:style-name="P12">$10-d0</text:p>
          </table:table-cell>
          <table:table-cell table:style-name="t10.D3" office:value-type="string">
            <text:section text:style-name="Sect1" text:name="Раздел46">
              <text:p text:style-name="P30">$10-bg0</text:p>
              <text:p text:style-name="P30">$10-bg1</text:p>
              <text:p text:style-name="P30">$10-bg2</text:p>
              <text:p text:style-name="P30">$10-bg3</text:p>
              <text:p text:style-name="P30">$10-bg4</text:p>
              <text:p text:style-name="P30">$10-bg5</text:p>
              <text:p text:style-name="P30">$10-bg6</text:p>
              <text:p text:style-name="P30">$10-bg7</text:p>
              <text:p text:style-name="P28"/>
            </text:section>
          </table:table-cell>
          <table:table-cell table:style-name="t10.B3" office:value-type="string">
            <text:p text:style-name="P12">$10-av-bg</text:p>
          </table:table-cell>
          <table:table-cell table:style-name="t10.B3" office:value-type="string">
            <text:p text:style-name="P12">---</text:p>
          </table:table-cell>
          <table:table-cell table:style-name="t10.B3" office:value-type="string">
            <text:p text:style-name="P12">---</text:p>
          </table:table-cell>
          <table:table-cell table:style-name="t10.B3" office:value-type="string">
            <text:p text:style-name="P12">---</text:p>
          </table:table-cell>
          <table:table-cell table:style-name="t10.I3" office:value-type="string">
            <text:p text:style-name="P13">---</text:p>
          </table:table-cell>
        </table:table-row>
        <table:table-row>
          <table:table-cell table:style-name="t10.A3" office:value-type="string">
            <text:p text:style-name="P11">0.80 Sv/h</text:p>
          </table:table-cell>
          <table:table-cell table:style-name="t10.B3" office:value-type="string">
            <text:p text:style-name="P12">$10-n0</text:p>
          </table:table-cell>
          <table:table-cell table:style-name="t10.B3" office:value-type="string">
            <text:p text:style-name="P12">$10-d0</text:p>
          </table:table-cell>
          <table:table-cell table:style-name="t10.D3" office:value-type="string">
            <text:section text:style-name="Sect1" text:name="Раздел47">
              <text:p text:style-name="P30">$10-m00</text:p>
              <text:p text:style-name="P30">$10-m01</text:p>
              <text:p text:style-name="P30">$10-m02</text:p>
              <text:p text:style-name="P30">$10-m03</text:p>
              <text:p text:style-name="P30">$10-m04</text:p>
              <text:p text:style-name="P30">$10-m05</text:p>
              <text:p text:style-name="P30">$10-m06</text:p>
              <text:p text:style-name="P30">$10-m07</text:p>
              <text:p text:style-name="P30"/>
            </text:section>
          </table:table-cell>
          <table:table-cell table:style-name="t10.B3" office:value-type="string">
            <text:p text:style-name="P12">$10-av0</text:p>
          </table:table-cell>
          <table:table-cell table:style-name="t10.B3" office:value-type="string">
            <text:p text:style-name="P12">$10-o0</text:p>
          </table:table-cell>
          <table:table-cell table:style-name="t10.B3" office:value-type="string">
            <text:p text:style-name="P12">$10-q0</text:p>
          </table:table-cell>
          <table:table-cell table:style-name="t10.B3" office:value-type="string">
            <text:p text:style-name="P12">$10-do0</text:p>
          </table:table-cell>
          <table:table-cell table:style-name="t10.I3" office:value-type="string">
            <text:p text:style-name="P11">±30</text:p>
          </table:table-cell>
        </table:table-row>
        <table:table-row>
          <table:table-cell table:style-name="t10.A3" office:value-type="string">
            <text:p text:style-name="P11">4.0 mSv/h</text:p>
          </table:table-cell>
          <table:table-cell table:style-name="t10.B3" office:value-type="string">
            <text:p text:style-name="P12">$10-n1</text:p>
          </table:table-cell>
          <table:table-cell table:style-name="t10.B3" office:value-type="string">
            <text:p text:style-name="P12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0">$10-m11</text:p>
              <text:p text:style-name="P30">$10-m12</text:p>
              <text:p text:style-name="P30">$10-m13</text:p>
              <text:p text:style-name="P30">$10-m14</text:p>
            </text:section>
          </table:table-cell>
          <table:table-cell table:style-name="t10.B3" office:value-type="string">
            <text:p text:style-name="P12">$10-av1</text:p>
          </table:table-cell>
          <table:table-cell table:style-name="t10.B3" office:value-type="string">
            <text:p text:style-name="P12">$10-o1</text:p>
          </table:table-cell>
          <table:table-cell table:style-name="t10.B3" office:value-type="string">
            <text:p text:style-name="P12">$10-q1</text:p>
          </table:table-cell>
          <table:table-cell table:style-name="t10.B3" office:value-type="string">
            <text:p text:style-name="P12">$10-do1</text:p>
          </table:table-cell>
          <table:table-cell table:style-name="t10.I3" office:value-type="string">
            <text:p text:style-name="P11">±<text:span text:style-name="T21">15</text:span></text:p>
          </table:table-cell>
        </table:table-row>
        <table:table-row>
          <table:table-cell table:style-name="t10.A6" office:value-type="string">
            <text:p text:style-name="P11"><text:span text:style-name="T13">800.0</text:span> mSv/h</text:p>
          </table:table-cell>
          <table:table-cell table:style-name="t10.B6" office:value-type="string">
            <text:p text:style-name="P12">$10-n2</text:p>
          </table:table-cell>
          <table:table-cell table:style-name="t10.B6" office:value-type="string">
            <text:p text:style-name="P12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0">$10-m21</text:p>
              <text:p text:style-name="P30">$10-m22</text:p>
              <text:p text:style-name="P30">$10-m23</text:p>
              <text:p text:style-name="P30">$10-m24</text:p>
            </text:section>
          </table:table-cell>
          <table:table-cell table:style-name="t10.B6" office:value-type="string">
            <text:p text:style-name="P12">$10-av2</text:p>
          </table:table-cell>
          <table:table-cell table:style-name="t10.B6" office:value-type="string">
            <text:p text:style-name="P12">$10-o2</text:p>
          </table:table-cell>
          <table:table-cell table:style-name="t10.B6" office:value-type="string">
            <text:p text:style-name="P12">$10-q2</text:p>
          </table:table-cell>
          <table:table-cell table:style-name="t10.B6" office:value-type="string">
            <text:p text:style-name="P12">$10-do2</text:p>
          </table:table-cell>
          <table:table-cell table:style-name="t10.I6" office:value-type="string">
            <text:p text:style-name="P11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10.B2" table:number-rows-spanned="2" office:value-type="string">
            <text:p text:style-name="P45">Radiation source <text:s/>number</text:p>
          </table:table-cell>
          <table:table-cell table:style-name="s10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10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0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0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10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0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1">4.0 mSv/h</text:p>
          </table:table-cell>
          <table:table-cell table:style-name="s10.B4" office:value-type="string">
            <text:p text:style-name="P12">$10-<text:span text:style-name="T13">dn</text:span></text:p>
          </table:table-cell>
          <table:table-cell table:style-name="s10.B4" office:value-type="string">
            <text:p text:style-name="P18"><text:s text:c="2"/>$10-dd <text:s/></text:p>
            <text:p text:style-name="P14">180c</text:p>
          </table:table-cell>
          <table:table-cell table:style-name="s10.B4" office:value-type="string">
            <text:p text:style-name="P12">$10-d_dev</text:p>
          </table:table-cell>
          <table:table-cell table:style-name="s10.B4" office:value-type="string">
            <text:p text:style-name="P12">$10-dose</text:p>
          </table:table-cell>
          <table:table-cell table:style-name="s10.B4" office:value-type="string">
            <text:p text:style-name="P12">$10-d_res</text:p>
          </table:table-cell>
          <table:table-cell table:style-name="s10.B4" office:value-type="string">
            <text:p text:style-name="P12">$10-o_pog</text:p>
          </table:table-cell>
          <table:table-cell table:style-name="s10.B4" office:value-type="string">
            <text:p text:style-name="P12">$10-d_gran</text:p>
          </table:table-cell>
          <table:table-cell table:style-name="s10.I4" office:value-type="string">
            <text:p text:style-name="P11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11.B2" office:value-type="string">
            <text:p text:style-name="P45">Radia-tion source <text:s/>number</text:p>
          </table:table-cell>
          <table:table-cell table:style-name="t11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11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11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11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1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11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1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11.A3" office:value-type="string">
            <text:p text:style-name="P34">Background</text:p>
          </table:table-cell>
          <table:table-cell table:style-name="t11.B3" office:value-type="string">
            <text:p text:style-name="P30">---</text:p>
          </table:table-cell>
          <table:table-cell table:style-name="t11.B3" office:value-type="string">
            <text:p text:style-name="P12">$11-d0</text:p>
          </table:table-cell>
          <table:table-cell table:style-name="t11.D3" office:value-type="string">
            <text:section text:style-name="Sect1" text:name="Раздел51">
              <text:p text:style-name="P30">$11-bg0</text:p>
              <text:p text:style-name="P30">$11-bg1</text:p>
              <text:p text:style-name="P30">$11-bg2</text:p>
              <text:p text:style-name="P30">$11-bg3</text:p>
              <text:p text:style-name="P30">$11-bg4</text:p>
              <text:p text:style-name="P30">$11-bg5</text:p>
              <text:p text:style-name="P30">$11-bg6</text:p>
              <text:p text:style-name="P30">$11-bg7</text:p>
              <text:p text:style-name="P28"/>
            </text:section>
          </table:table-cell>
          <table:table-cell table:style-name="t11.B3" office:value-type="string">
            <text:p text:style-name="P12">$11-av-bg</text:p>
          </table:table-cell>
          <table:table-cell table:style-name="t11.B3" office:value-type="string">
            <text:p text:style-name="P12">---</text:p>
          </table:table-cell>
          <table:table-cell table:style-name="t11.B3" office:value-type="string">
            <text:p text:style-name="P12">---</text:p>
          </table:table-cell>
          <table:table-cell table:style-name="t11.B3" office:value-type="string">
            <text:p text:style-name="P12">---</text:p>
          </table:table-cell>
          <table:table-cell table:style-name="t11.I3" office:value-type="string">
            <text:p text:style-name="P13">---</text:p>
          </table:table-cell>
        </table:table-row>
        <table:table-row>
          <table:table-cell table:style-name="t11.A3" office:value-type="string">
            <text:p text:style-name="P11">0.80 Sv/h</text:p>
          </table:table-cell>
          <table:table-cell table:style-name="t11.B3" office:value-type="string">
            <text:p text:style-name="P12">$11-n0</text:p>
          </table:table-cell>
          <table:table-cell table:style-name="t11.B3" office:value-type="string">
            <text:p text:style-name="P12">$11-d0</text:p>
          </table:table-cell>
          <table:table-cell table:style-name="t11.D3" office:value-type="string">
            <text:section text:style-name="Sect1" text:name="Раздел52">
              <text:p text:style-name="P30">$11-m00</text:p>
              <text:p text:style-name="P30">$11-m01</text:p>
              <text:p text:style-name="P30">$11-m02</text:p>
              <text:p text:style-name="P30">$11-m03</text:p>
              <text:p text:style-name="P30">$11-m04</text:p>
              <text:p text:style-name="P30">$11-m05</text:p>
              <text:p text:style-name="P30">$11-m06</text:p>
              <text:p text:style-name="P30">$11-m07</text:p>
              <text:p text:style-name="P30"/>
            </text:section>
          </table:table-cell>
          <table:table-cell table:style-name="t11.B3" office:value-type="string">
            <text:p text:style-name="P12">$11-av0</text:p>
          </table:table-cell>
          <table:table-cell table:style-name="t11.B3" office:value-type="string">
            <text:p text:style-name="P12">$11-o0</text:p>
          </table:table-cell>
          <table:table-cell table:style-name="t11.B3" office:value-type="string">
            <text:p text:style-name="P12">$11-q0</text:p>
          </table:table-cell>
          <table:table-cell table:style-name="t11.B3" office:value-type="string">
            <text:p text:style-name="P12">$11-do0</text:p>
          </table:table-cell>
          <table:table-cell table:style-name="t11.I3" office:value-type="string">
            <text:p text:style-name="P11">±30</text:p>
          </table:table-cell>
        </table:table-row>
        <table:table-row>
          <table:table-cell table:style-name="t11.A3" office:value-type="string">
            <text:p text:style-name="P11">4.0 mSv/h</text:p>
          </table:table-cell>
          <table:table-cell table:style-name="t11.B3" office:value-type="string">
            <text:p text:style-name="P12">$11-n1</text:p>
          </table:table-cell>
          <table:table-cell table:style-name="t11.B3" office:value-type="string">
            <text:p text:style-name="P12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0">$11-m11</text:p>
              <text:p text:style-name="P30">$11-m12</text:p>
              <text:p text:style-name="P30">$11-m13</text:p>
              <text:p text:style-name="P30">$11-m14</text:p>
            </text:section>
          </table:table-cell>
          <table:table-cell table:style-name="t11.B3" office:value-type="string">
            <text:p text:style-name="P12">$11-av1</text:p>
          </table:table-cell>
          <table:table-cell table:style-name="t11.B3" office:value-type="string">
            <text:p text:style-name="P12">$11-o1</text:p>
          </table:table-cell>
          <table:table-cell table:style-name="t11.B3" office:value-type="string">
            <text:p text:style-name="P12">$11-q1</text:p>
          </table:table-cell>
          <table:table-cell table:style-name="t11.B3" office:value-type="string">
            <text:p text:style-name="P12">$11-do1</text:p>
          </table:table-cell>
          <table:table-cell table:style-name="t11.I3" office:value-type="string">
            <text:p text:style-name="P11">±<text:span text:style-name="T21">15</text:span></text:p>
          </table:table-cell>
        </table:table-row>
        <table:table-row>
          <table:table-cell table:style-name="t11.A6" office:value-type="string">
            <text:p text:style-name="P11"><text:span text:style-name="T13">800.0</text:span> mSv/h</text:p>
          </table:table-cell>
          <table:table-cell table:style-name="t11.B6" office:value-type="string">
            <text:p text:style-name="P12">$11-n2</text:p>
          </table:table-cell>
          <table:table-cell table:style-name="t11.B6" office:value-type="string">
            <text:p text:style-name="P12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0">$11-m21</text:p>
              <text:p text:style-name="P30">$11-m22</text:p>
              <text:p text:style-name="P30">$11-m23</text:p>
              <text:p text:style-name="P30">$11-m24</text:p>
            </text:section>
          </table:table-cell>
          <table:table-cell table:style-name="t11.B6" office:value-type="string">
            <text:p text:style-name="P12">$11-av2</text:p>
          </table:table-cell>
          <table:table-cell table:style-name="t11.B6" office:value-type="string">
            <text:p text:style-name="P12">$11-o2</text:p>
          </table:table-cell>
          <table:table-cell table:style-name="t11.B6" office:value-type="string">
            <text:p text:style-name="P12">$11-q2</text:p>
          </table:table-cell>
          <table:table-cell table:style-name="t11.B6" office:value-type="string">
            <text:p text:style-name="P12">$11-do2</text:p>
          </table:table-cell>
          <table:table-cell table:style-name="t11.I6" office:value-type="string">
            <text:p text:style-name="P11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11.B2" table:number-rows-spanned="2" office:value-type="string">
            <text:p text:style-name="P45">Radiation source <text:s/>number</text:p>
          </table:table-cell>
          <table:table-cell table:style-name="s11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11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1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1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11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1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1">4.0 mSv/h</text:p>
          </table:table-cell>
          <table:table-cell table:style-name="s11.B4" office:value-type="string">
            <text:p text:style-name="P12">$11-<text:span text:style-name="T13">dn</text:span></text:p>
          </table:table-cell>
          <table:table-cell table:style-name="s11.B4" office:value-type="string">
            <text:p text:style-name="P18"><text:s text:c="2"/>$11-dd <text:s/></text:p>
            <text:p text:style-name="P14">180c</text:p>
          </table:table-cell>
          <table:table-cell table:style-name="s11.B4" office:value-type="string">
            <text:p text:style-name="P12">$11-d_dev</text:p>
          </table:table-cell>
          <table:table-cell table:style-name="s11.B4" office:value-type="string">
            <text:p text:style-name="P12">$11-dose</text:p>
          </table:table-cell>
          <table:table-cell table:style-name="s11.B4" office:value-type="string">
            <text:p text:style-name="P12">$11-d_res</text:p>
          </table:table-cell>
          <table:table-cell table:style-name="s11.B4" office:value-type="string">
            <text:p text:style-name="P12">$11-o_pog</text:p>
          </table:table-cell>
          <table:table-cell table:style-name="s11.B4" office:value-type="string">
            <text:p text:style-name="P12">$11-d_gran</text:p>
          </table:table-cell>
          <table:table-cell table:style-name="s11.I4" office:value-type="string">
            <text:p text:style-name="P11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0"><text:span text:style-name="T2">AT3509A </text:span><text:span text:style-name="T13">(</text:span><text:span text:style-name="T42"></text:span><text:span text:style-name="T13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0"><text:span text:style-name="T31">Ḣ</text:span><text:span text:style-name="T26">oi</text:span><text:span text:style-name="T34">(10)</text:span></text:p>
          </table:table-cell>
          <table:table-cell table:style-name="t12.B2" office:value-type="string">
            <text:p text:style-name="P45">Radia-tion source <text:s/>number</text:p>
          </table:table-cell>
          <table:table-cell table:style-name="t12.B2" office:value-type="string">
            <text:p text:style-name="P11"><text:span text:style-name="T13">Distance to source</text:span>, </text:p>
            <text:p text:style-name="P16">R, сm</text:p>
          </table:table-cell>
          <table:table-cell table:style-name="t12.B2" office:value-type="string">
            <text:p text:style-name="P29"><text:span text:style-name="T13">Dose rate measurement at check point</text:span>,</text:p>
            <text:p text:style-name="P29"><text:span text:style-name="T31">Ḣ</text:span><text:span text:style-name="T43">*</text:span><text:span text:style-name="T26">i</text:span><text:span text:style-name="T34">(10)</text:span></text:p>
          </table:table-cell>
          <table:table-cell table:style-name="t12.B2" office:value-type="string">
            <text:p text:style-name="P26"><text:span text:style-name="T13">Average value</text:span>, </text:p>
            <text:p text:style-name="P27"><text:span text:style-name="T14">H</text:span><text:span text:style-name="T26">pi</text:span><text:span text:style-name="T34">(10)</text:span></text:p>
          </table:table-cell>
          <table:table-cell table:style-name="t12.B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2.B2" office:value-type="string">
            <text:p text:style-name="P17"><text:span text:style-name="T44">Relative standard deviation</text:span>,</text:p>
            <text:p text:style-name="P17"><text:span text:style-name="T13">S</text:span><text:span text:style-name="T26">i</text:span><text:span text:style-name="T13">, %</text:span></text:p>
          </table:table-cell>
          <table:table-cell table:style-name="t12.B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2.I2" office:value-type="string">
            <text:p text:style-name="P23">Limits of intrinsic relative</text:p>
            <text:p text:style-name="P21"><text:span text:style-name="T13">error</text:span>, % </text:p>
            <text:p text:style-name="P22">not above</text:p>
          </table:table-cell>
        </table:table-row>
        <table:table-row>
          <table:table-cell table:style-name="t12.A3" office:value-type="string">
            <text:p text:style-name="P34">Background</text:p>
          </table:table-cell>
          <table:table-cell table:style-name="t12.B3" office:value-type="string">
            <text:p text:style-name="P30">---</text:p>
          </table:table-cell>
          <table:table-cell table:style-name="t12.B3" office:value-type="string">
            <text:p text:style-name="P12">$12-d0</text:p>
          </table:table-cell>
          <table:table-cell table:style-name="t12.D3" office:value-type="string">
            <text:section text:style-name="Sect1" text:name="Раздел56">
              <text:p text:style-name="P30">$12-bg0</text:p>
              <text:p text:style-name="P30">$12-bg1</text:p>
              <text:p text:style-name="P30">$12-bg2</text:p>
              <text:p text:style-name="P30">$12-bg3</text:p>
              <text:p text:style-name="P30">$12-bg4</text:p>
              <text:p text:style-name="P30">$12-bg5</text:p>
              <text:p text:style-name="P30">$12-bg6</text:p>
              <text:p text:style-name="P30">$12-bg7</text:p>
              <text:p text:style-name="P28"/>
            </text:section>
          </table:table-cell>
          <table:table-cell table:style-name="t12.B3" office:value-type="string">
            <text:p text:style-name="P12">$12-av-bg</text:p>
          </table:table-cell>
          <table:table-cell table:style-name="t12.B3" office:value-type="string">
            <text:p text:style-name="P12">---</text:p>
          </table:table-cell>
          <table:table-cell table:style-name="t12.B3" office:value-type="string">
            <text:p text:style-name="P12">---</text:p>
          </table:table-cell>
          <table:table-cell table:style-name="t12.B3" office:value-type="string">
            <text:p text:style-name="P12">---</text:p>
          </table:table-cell>
          <table:table-cell table:style-name="t12.I3" office:value-type="string">
            <text:p text:style-name="P13">---</text:p>
          </table:table-cell>
        </table:table-row>
        <table:table-row>
          <table:table-cell table:style-name="t12.A3" office:value-type="string">
            <text:p text:style-name="P11">0.80 Sv/h</text:p>
          </table:table-cell>
          <table:table-cell table:style-name="t12.B3" office:value-type="string">
            <text:p text:style-name="P12">$12-n0</text:p>
          </table:table-cell>
          <table:table-cell table:style-name="t12.B3" office:value-type="string">
            <text:p text:style-name="P12">$12-d0</text:p>
          </table:table-cell>
          <table:table-cell table:style-name="t12.D3" office:value-type="string">
            <text:section text:style-name="Sect1" text:name="Раздел57">
              <text:p text:style-name="P30">$12-m00</text:p>
              <text:p text:style-name="P30">$12-m01</text:p>
              <text:p text:style-name="P30">$12-m02</text:p>
              <text:p text:style-name="P30">$12-m03</text:p>
              <text:p text:style-name="P30">$12-m04</text:p>
              <text:p text:style-name="P30">$12-m05</text:p>
              <text:p text:style-name="P30">$12-m06</text:p>
              <text:p text:style-name="P30">$12-m07</text:p>
              <text:p text:style-name="P30"/>
            </text:section>
          </table:table-cell>
          <table:table-cell table:style-name="t12.B3" office:value-type="string">
            <text:p text:style-name="P12">$12-av0</text:p>
          </table:table-cell>
          <table:table-cell table:style-name="t12.B3" office:value-type="string">
            <text:p text:style-name="P12">$12-o0</text:p>
          </table:table-cell>
          <table:table-cell table:style-name="t12.B3" office:value-type="string">
            <text:p text:style-name="P12">$12-q0</text:p>
          </table:table-cell>
          <table:table-cell table:style-name="t12.B3" office:value-type="string">
            <text:p text:style-name="P12">$12-do0</text:p>
          </table:table-cell>
          <table:table-cell table:style-name="t12.I3" office:value-type="string">
            <text:p text:style-name="P11">±30</text:p>
          </table:table-cell>
        </table:table-row>
        <table:table-row>
          <table:table-cell table:style-name="t12.A3" office:value-type="string">
            <text:p text:style-name="P11">4.0 mSv/h</text:p>
          </table:table-cell>
          <table:table-cell table:style-name="t12.B3" office:value-type="string">
            <text:p text:style-name="P12">$12-n1</text:p>
          </table:table-cell>
          <table:table-cell table:style-name="t12.B3" office:value-type="string">
            <text:p text:style-name="P12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0">$12-m11</text:p>
              <text:p text:style-name="P30">$12-m12</text:p>
              <text:p text:style-name="P30">$12-m13</text:p>
              <text:p text:style-name="P30">$12-m14</text:p>
            </text:section>
          </table:table-cell>
          <table:table-cell table:style-name="t12.B3" office:value-type="string">
            <text:p text:style-name="P12">$12-av1</text:p>
          </table:table-cell>
          <table:table-cell table:style-name="t12.B3" office:value-type="string">
            <text:p text:style-name="P12">$12-o1</text:p>
          </table:table-cell>
          <table:table-cell table:style-name="t12.B3" office:value-type="string">
            <text:p text:style-name="P12">$12-q1</text:p>
          </table:table-cell>
          <table:table-cell table:style-name="t12.B3" office:value-type="string">
            <text:p text:style-name="P12">$12-do1</text:p>
          </table:table-cell>
          <table:table-cell table:style-name="t12.I3" office:value-type="string">
            <text:p text:style-name="P11">±<text:span text:style-name="T21">15</text:span></text:p>
          </table:table-cell>
        </table:table-row>
        <table:table-row>
          <table:table-cell table:style-name="t12.A6" office:value-type="string">
            <text:p text:style-name="P11"><text:span text:style-name="T13">800.0</text:span> mSv/h</text:p>
          </table:table-cell>
          <table:table-cell table:style-name="t12.B6" office:value-type="string">
            <text:p text:style-name="P12">$12-n2</text:p>
          </table:table-cell>
          <table:table-cell table:style-name="t12.B6" office:value-type="string">
            <text:p text:style-name="P12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0">$12-m21</text:p>
              <text:p text:style-name="P30">$12-m22</text:p>
              <text:p text:style-name="P30">$12-m23</text:p>
              <text:p text:style-name="P30">$12-m24</text:p>
            </text:section>
          </table:table-cell>
          <table:table-cell table:style-name="t12.B6" office:value-type="string">
            <text:p text:style-name="P12">$12-av2</text:p>
          </table:table-cell>
          <table:table-cell table:style-name="t12.B6" office:value-type="string">
            <text:p text:style-name="P12">$12-o2</text:p>
          </table:table-cell>
          <table:table-cell table:style-name="t12.B6" office:value-type="string">
            <text:p text:style-name="P12">$12-q2</text:p>
          </table:table-cell>
          <table:table-cell table:style-name="t12.B6" office:value-type="string">
            <text:p text:style-name="P12">$12-do2</text:p>
          </table:table-cell>
          <table:table-cell table:style-name="t12.I6" office:value-type="string">
            <text:p text:style-name="P11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0"><text:span text:style-name="T2">AT3509A </text:span><text:span text:style-name="T13">(</text:span><text:span text:style-name="T42"></text:span><text:span text:style-name="T13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8"><text:span text:style-name="T2">Actual dose value</text:span>,</text:p>
            <text:p text:style-name="P28"><text:span text:style-name="T14">H</text:span><text:span text:style-name="T26">p</text:span><text:span text:style-name="T25">0</text:span><text:span text:style-name="T13">(10)</text:span></text:p>
          </table:table-cell>
          <table:table-cell table:style-name="s12.B2" table:number-rows-spanned="2" office:value-type="string">
            <text:p text:style-name="P45">Radiation source <text:s/>number</text:p>
          </table:table-cell>
          <table:table-cell table:style-name="s12.B2" table:number-rows-spanned="2" office:value-type="string">
            <text:p text:style-name="P32"><text:s text:c="2"/>d, cm<text:span text:style-name="T21"> <text:s/></text:span></text:p>
            <text:p text:style-name="P33">t, s</text:p>
          </table:table-cell>
          <table:table-cell table:style-name="s12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1"><text:span text:style-name="T20">Relative <text:s/>measure-ment</text:span> <text:span text:style-name="T13">error</text:span></text:p>
            <text:p text:style-name="P46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2.B2" table:number-rows-spanned="2" office:value-type="string">
            <text:p text:style-name="P25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2.I2" table:number-rows-spanned="2" office:value-type="string">
            <text:p text:style-name="P21"><text:span text:style-name="T13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8"><text:span text:style-name="T14">H</text:span><text:span text:style-name="T26">pi</text:span><text:span text:style-name="T13">(10)</text:span></text:p>
          </table:table-cell>
          <table:table-cell table:style-name="s12.D3" office:value-type="string">
            <text:p text:style-name="P28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2.D3" office:value-type="string">
            <text:p text:style-name="P28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1">4.0 mSv/h</text:p>
          </table:table-cell>
          <table:table-cell table:style-name="s12.B4" office:value-type="string">
            <text:p text:style-name="P12">$12-<text:span text:style-name="T13">dn</text:span></text:p>
          </table:table-cell>
          <table:table-cell table:style-name="s12.B4" office:value-type="string">
            <text:p text:style-name="P18"><text:s text:c="2"/>$12-dd <text:s/></text:p>
            <text:p text:style-name="P14">180c</text:p>
          </table:table-cell>
          <table:table-cell table:style-name="s12.B4" office:value-type="string">
            <text:p text:style-name="P12">$12-d_dev</text:p>
          </table:table-cell>
          <table:table-cell table:style-name="s12.B4" office:value-type="string">
            <text:p text:style-name="P12">$12-dose</text:p>
          </table:table-cell>
          <table:table-cell table:style-name="s12.B4" office:value-type="string">
            <text:p text:style-name="P12">$12-d_res</text:p>
          </table:table-cell>
          <table:table-cell table:style-name="s12.B4" office:value-type="string">
            <text:p text:style-name="P12">$12-o_pog</text:p>
          </table:table-cell>
          <table:table-cell table:style-name="s12.B4" office:value-type="string">
            <text:p text:style-name="P12">$12-d_gran</text:p>
          </table:table-cell>
          <table:table-cell table:style-name="s12.I4" office:value-type="string">
            <text:p text:style-name="P11">±15</text:p>
          </table:table-cell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1:44.85</dc:date>
    <meta:editing-duration>P3DT9H24M12S</meta:editing-duration>
    <meta:editing-cycles>414</meta:editing-cycles>
    <meta:generator>OpenOffice/4.1.6$Win32 OpenOffice.org_project/416m1$Build-9790</meta:generator>
    <meta:document-statistic meta:table-count="25" meta:image-count="1" meta:object-count="0" meta:page-count="6" meta:paragraph-count="1249" meta:word-count="2177" meta:character-count="13047"/>
  </office:meta>
</office:document-meta>
</file>